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2cm" fo:min-width="0.196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12cm" fo:min-width="0.19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</style:style>
    <style:style style:name="gr5" style:family="graphic" style:parent-style-name="objectwithoutfill">
      <style:graphic-properties draw:stroke="dash" draw:stroke-dash="Ultrafine_20_Dashed" svg:stroke-width="0.035cm" svg:stroke-color="#ff420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18cm" svg:stroke-color="#ff420e" draw:marker-start-width="0.227cm" draw:marker-end-width="0.227cm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ff420e" draw:marker-start-width="0.227cm" draw:marker-end-width="0.227cm" draw:fill-color="#ffcccb" draw:textarea-horizontal-align="justify" draw:textarea-vertical-align="middle" draw:auto-grow-height="false" fo:min-height="0.046cm" fo:min-width="0.178cm" fo:padding-top="0.134cm" fo:padding-bottom="0.134cm" fo:padding-left="0.259cm" fo:padding-right="0.259cm"/>
    </style:style>
    <style:style style:name="gr8" style:family="graphic" style:parent-style-name="standard">
      <style:graphic-properties draw:stroke="solid" draw:stroke-dash="Dashed_20__28_var_29_" svg:stroke-width="0.053cm" svg:stroke-color="#ff6963" draw:marker-start-width="0.279cm" draw:marker-end-width="0.279cm" draw:fill="none" draw:fill-color="#ffffff" draw:textarea-horizontal-align="justify" draw:textarea-vertical-align="middle" draw:auto-grow-height="false" fo:min-height="1.521cm" fo:min-width="1.658cm" fo:padding-top="0.151cm" fo:padding-bottom="0.151cm" fo:padding-left="0.276cm" fo:padding-right="0.276cm" draw:shadow="hidden"/>
    </style:style>
    <style:style style:name="gr9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46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46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46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23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opacity="100%" draw:opacity-name="Transparency_20_6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opacity="100%" draw:opacity-name="Transparency_20_6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opacity="100%" draw:opacity-name="Transparency_20_6" draw:textarea-horizontal-align="justify" draw:textarea-vertical-align="middle" draw:auto-grow-height="false" fo:min-height="0.046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18cm" svg:stroke-color="#ff420e" draw:marker-start="" draw:marker-start-width="0.227cm" draw:marker-start-center="false" draw:marker-end="" draw:marker-end-width="0.227cm" draw:marker-end-center="false" draw:fill="solid" draw:fill-color="#ffcccb" draw:opacity="100%" draw:opacity-name="Transparency_20_6" draw:textarea-horizontal-align="justify" draw:textarea-vertical-align="middle" draw:auto-grow-height="false" fo:min-height="0.094cm" fo:min-width="0.178cm" fo:padding-top="0.134cm" fo:padding-bottom="0.134cm" fo:padding-left="0.259cm" fo:padding-right="0.259cm" draw:shadow="hidden" draw:shadow-offset-x="0.2cm" draw:shadow-offset-y="0.2cm" draw:shadow-color="#808080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1.581cm" fo:min-width="1.897cm"/>
    </style:style>
    <style:style style:name="gr28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0.379cm" fo:min-width="2.096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333333" draw:marker-start-width="0.252cm" draw:marker-end-width="0.252cm" draw:fill-color="#ffcccc" draw:opacity="100%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333333" draw:marker-start-width="0.252cm" draw:marker-end-width="0.252cm" draw:fill-color="#cfe7f5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31" style:family="graphic" style:parent-style-name="objectwithoutfill">
      <style:graphic-properties draw:marker-end="Arrow_20_concave" draw:marker-end-width="0.3cm" svg:stroke-opacity="100%" draw:fill="none" draw:textarea-vertical-align="middle"/>
    </style:style>
    <style:style style:name="gr32" style:family="graphic" style:parent-style-name="objectwithoutfill">
      <style:graphic-properties draw:marker-end="Arrow_20_concave" draw:marker-end-width="0.3cm" draw:fill="none" draw:textarea-vertical-align="middle"/>
    </style:style>
    <style:style style:name="gr33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37" style:family="graphic" style:parent-style-name="objectwithoutfill">
      <style:graphic-properties svg:stroke-color="#1c1c1c" draw:marker-end="Arrow_20_concave" draw:marker-end-width="0.3cm" draw:fill="none" draw:textarea-vertical-align="middle"/>
    </style:style>
    <style:style style:name="gr38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0.345cm" fo:min-width="1.331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333333" draw:marker-start-width="0.252cm" draw:marker-end-width="0.252cm" draw:fill-color="#ccffcc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607cm" fo:min-width="1.897cm"/>
    </style:style>
    <style:style style:name="gr42" style:family="graphic" style:parent-style-name="standard">
      <style:graphic-properties svg:stroke-width="0.035cm" svg:stroke-color="#333333" draw:marker-start-width="0.252cm" draw:marker-end-width="0.252cm" draw:fill-color="#ccffcc" draw:opacity="100%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333333" draw:marker-start-width="0.252cm" draw:marker-end-width="0.252cm" draw:fill-color="#ffffcc" draw:opacity="100%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29cm" fo:min-width="1.897cm"/>
    </style:style>
    <style:style style:name="gr45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0.379cm" fo:min-width="2.096cm" fo:padding-top="0.142cm" fo:padding-bottom="0.142cm" fo:padding-left="0.267cm" fo:padding-right="0.267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29cm" fo:min-width="1.897cm"/>
    </style:style>
    <style:style style:name="gr47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1.05cm" fo:min-width="2.797cm"/>
    </style:style>
    <style:style style:name="gr48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1.05cm" fo:min-width="1.897cm"/>
    </style:style>
    <style:style style:name="gr49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1c1c1c" draw:marker-start-width="0.252cm" draw:marker-end-width="0.252cm" draw:fill-color="#cfe7f5" draw:textarea-horizontal-align="justify" draw:textarea-vertical-align="middle" draw:auto-grow-height="false" fo:min-height="0.776cm" fo:min-width="1.252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1c1c1c" draw:marker-start-width="0.252cm" draw:marker-end-width="0.252cm" draw:fill-color="#cfe7f5" draw:textarea-horizontal-align="justify" draw:textarea-vertical-align="middle" draw:auto-grow-height="false" fo:min-height="0.776cm" fo:min-width="1.251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0.686cm" fo:min-width="2.062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ff420e" draw:marker-start-width="0.252cm" draw:marker-end-width="0.252cm" draw:fill-color="#eeeeee" draw:textarea-horizontal-align="justify" draw:textarea-vertical-align="middle" draw:auto-grow-height="false" fo:min-height="0.85cm" fo:min-width="0.6cm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ff3333" draw:marker-start-width="0.252cm" draw:marker-end="Symmetric_20_Arrow" draw:marker-end-width="0.352cm" svg:stroke-opacity="60%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1c1c1c" draw:marker-start-width="0.252cm" draw:marker-end-width="0.252cm" svg:stroke-opacity="70%" draw:fill-color="#cfe7f5" draw:opacity="70%" draw:textarea-horizontal-align="justify" draw:textarea-vertical-align="middle" draw:auto-grow-height="false" fo:min-height="0.776cm" fo:min-width="1.252cm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draw:marker-start-width="0.252cm" draw:marker-end="Arrow" draw:marker-end-width="0.352cm" svg:stroke-opacity="50%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1c1c1c" draw:marker-start-width="0.252cm" draw:marker-end-width="0.252cm" draw:fill-color="#ff8080" draw:textarea-horizontal-align="justify" draw:textarea-vertical-align="middle" draw:auto-grow-height="false" fo:min-height="0.379cm" fo:min-width="2.096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333333" draw:marker-start-width="0.252cm" draw:marker-end-width="0.252cm" draw:fill="none" draw:textarea-vertical-align="middle" draw:auto-grow-height="false" fo:min-height="2.911cm" fo:min-width="0cm" fo:padding-top="0.142cm" fo:padding-bottom="0.142cm" fo:padding-left="0.267cm" fo:padding-right="0.267cm"/>
    </style:style>
    <style:style style:name="gr59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1.556cm" fo:min-width="2.156cm"/>
    </style:style>
    <style:style style:name="gr60" style:family="graphic" style:parent-style-name="standard">
      <style:graphic-properties svg:stroke-width="0.035cm" svg:stroke-color="#1c1c1c" draw:marker-start-width="0.252cm" draw:marker-end-width="0.252cm" draw:fill-color="#ffffff" draw:textarea-horizontal-align="justify" draw:textarea-vertical-align="middle" draw:auto-grow-height="false" fo:min-height="0.566cm" fo:min-width="1.588cm" fo:padding-top="0.142cm" fo:padding-bottom="0.142cm" fo:padding-left="0.267cm" fo:padding-right="0.267cm"/>
    </style:style>
    <style:style style:name="gr6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0.566cm" fo:min-width="0.033cm" fo:padding-top="0.142cm" fo:padding-bottom="0.142cm" fo:padding-left="0.267cm" fo:padding-right="0.267cm"/>
    </style:style>
    <style:style style:name="gr62" style:family="graphic" style:parent-style-name="objectwithoutfill">
      <style:graphic-properties draw:stroke="dash" draw:stroke-dash="Ultrafine_20_Dashed"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63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1.55cm" fo:min-width="1.897cm"/>
    </style:style>
    <style:style style:name="gr64" style:family="graphic" style:parent-style-name="standard">
      <style:graphic-properties svg:stroke-width="0.035cm" svg:stroke-color="#333333" draw:marker-start-width="0.252cm" draw:marker-end-width="0.252cm" draw:fill="none" draw:textarea-vertical-align="middle" draw:auto-grow-height="false" fo:min-height="1.761cm" fo:min-width="0cm" fo:padding-top="0.142cm" fo:padding-bottom="0.142cm" fo:padding-left="0.267cm" fo:padding-right="0.267cm"/>
    </style:style>
    <style:style style:name="gr65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0.906cm" fo:min-width="2.1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cb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center"/>
      <style:text-properties fo:font-size="20pt" style:font-size-asian="15pt" style:font-size-complex="15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c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cccb" draw:opacity="100%" draw:opacity-name="Transparency_20_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Hiragino Mincho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cccc" draw:opacity="100%"/>
      <style:paragraph-properties fo:text-align="center"/>
    </style:style>
    <style:style style:name="P12" style:family="paragraph">
      <loext:graphic-properties draw:fill-color="#cfe7f5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ccffcc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style:text-position="-33% 58%"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text-align="center" fo:text-indent="0cm"/>
    </style:style>
    <style:style style:name="P17" style:family="paragraph">
      <loext:graphic-properties draw:fill-color="#ccffcc" draw:opacity="100%"/>
      <style:paragraph-properties fo:text-align="center"/>
    </style:style>
    <style:style style:name="P18" style:family="paragraph">
      <loext:graphic-properties draw:fill-color="#ffffcc" draw:opacity="100%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cfe7f5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eeeeee"/>
      <style:paragraph-properties fo:text-align="center"/>
      <style:text-properties fo:color="#ff3333" fo:font-size="14pt" style:font-size-asian="14pt" style:font-size-complex="14pt"/>
    </style:style>
    <style:style style:name="P23" style:family="paragraph">
      <loext:graphic-properties draw:fill-color="#cfe7f5" draw:opacity="70%"/>
      <style:paragraph-properties fo:text-align="center"/>
      <style:text-properties fo:color="#808080" fo:font-size="14pt" style:font-size-asian="14pt" style:font-size-complex="14pt"/>
    </style:style>
    <style:style style:name="P24" style:family="paragraph">
      <loext:graphic-properties draw:fill-color="#ff8080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-33% 58%" fo:font-size="14pt" style:font-size-asian="14pt" style:font-size-complex="14pt"/>
    </style:style>
    <style:style style:name="T6" style:family="text">
      <style:text-properties fo:color="#ff3333" fo:font-size="14pt" style:font-size-asian="14pt" style:font-size-complex="14pt"/>
    </style:style>
    <style:style style:name="T7" style:family="text">
      <style:text-properties fo:color="#808080"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-33% 58%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96cm" svg:height="0.362cm" draw:transform="skewX (0.523598775598299) translate (6.418cm 14.27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6.209cm 14.63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6.836cm 13.55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7.045cm 13.1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6.627cm 13.91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0.4cm" svg:x="6cm" svg:y="15.2cm">
            <text:p text:style-name="P1">o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draw:layer="layout" svg:width="0.696cm" svg:height="0.362cm" draw:transform="skewX (0.523598775598299) translate (6.418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209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836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045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627cm 13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4cm" svg:x="6cm" svg:y="15.213cm">
          <text:p text:style-name="P1">o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0.696cm" svg:height="0.362cm" draw:transform="skewX (0.523598775598299) translate (7.948cm 14.28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7.739cm 14.65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8.366cm 13.565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8.575cm 13.203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8.157cm 13.92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0.4cm" svg:x="7.53cm" svg:y="15.213cm">
            <text:p text:style-name="P1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2" draw:layer="layout" svg:width="0.696cm" svg:height="0.362cm" draw:transform="skewX (0.523598775598299) translate (7.184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975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602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811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393cm 13.92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4cm" svg:x="6.766cm" svg:y="15.213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721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512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139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348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93cm 13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4cm" svg:x="8.303cm" svg:y="15.213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477cm 14.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268cm 14.6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895cm 13.5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10.104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9.686cm 13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4cm" svg:x="9.059cm" svg:y="15.21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96cm" svg:height="0.362cm" draw:transform="skewX (0.523598775598299) translate (6.477cm 19.57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96cm" svg:height="0.362cm" draw:transform="skewX (0.523598775598299) translate (6.895cm 18.852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96cm" svg:height="0.362cm" draw:transform="skewX (0.523598775598299) translate (7.104cm 18.4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96cm" svg:height="0.362cm" draw:transform="skewX (0.523598775598299) translate (6.686cm 19.21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0.4cm" svg:x="6.059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7.5cm" svg:y1="11.8cm" svg:x2="7.1cm" svg:y2="13.2cm">
          <text:p/>
        </draw:line>
        <draw:line draw:style-name="gr5" draw:text-style-name="P3" draw:layer="layout" svg:x1="6.587cm" svg:y1="11.8cm" svg:x2="7.7cm" svg:y2="13.2cm">
          <text:p/>
        </draw:line>
        <draw:g>
          <draw:custom-shape draw:style-name="gr6" draw:text-style-name="P4" draw:layer="layout" svg:width="0.696cm" svg:height="0.362cm" draw:transform="skewX (0.523598775598299) translate (6.309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6.1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96cm" svg:height="0.314cm" draw:transform="skewX (0.522900643897501) translate (6.699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6.518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3" draw:layer="layout" svg:x1="10.7cm" svg:y1="11.8cm" svg:x2="10.1cm" svg:y2="13.2cm">
          <text:p/>
        </draw:line>
        <draw:line draw:style-name="gr5" draw:text-style-name="P3" draw:layer="layout" svg:x1="11.4cm" svg:y1="11.8cm" svg:x2="12.2cm" svg:y2="13.2cm">
          <text:p/>
        </draw:line>
        <draw:g>
          <draw:custom-shape draw:style-name="gr3" draw:text-style-name="P2" draw:layer="layout" svg:width="0.696cm" svg:height="0.362cm" draw:transform="skewX (0.523598775598299) translate (10.227cm 14.2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96cm" svg:height="0.362cm" draw:transform="skewX (0.523598775598299) translate (10.018cm 14.6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96cm" svg:height="0.362cm" draw:transform="skewX (0.523598775598299) translate (10.645cm 13.5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96cm" svg:height="0.362cm" draw:transform="skewX (0.523598775598299) translate (10.854cm 13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96cm" svg:height="0.362cm" draw:transform="skewX (0.523598775598299) translate (10.436cm 13.9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5" draw:layer="layout" svg:width="0.6cm" svg:height="0.4cm" svg:x="9.669cm" svg:y="15.369cm">
          <text:p text:style-name="P1"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644cm 14.29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435cm 14.65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062cm 13.5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6.271cm 13.2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853cm 13.93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cm" svg:height="0.4cm" svg:x="5.086cm" svg:y="15.376cm">
          <text:p text:style-name="P1"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4.869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4.66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287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496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5.078cm 13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6cm" svg:height="0.4cm" svg:x="4.336cm" svg:y="15.372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948cm 14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7.739cm 14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366cm 13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575cm 13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696cm" svg:height="0.362cm" draw:transform="skewX (0.523598775598299) translate (8.157cm 13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4cm" svg:x="7.53cm" svg:y="15.213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21cm" svg:height="1.823cm" draw:transform="skewX (0.523773308523498) translate (7.052cm 13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4" draw:layer="layout" svg:width="0.696cm" svg:height="0.362cm" draw:transform="skewX (0.523598775598299) translate (7.117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6.908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96cm" svg:height="0.314cm" draw:transform="skewX (0.522900643897501) translate (7.507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7.326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8" draw:layer="layout" svg:width="0.696cm" svg:height="0.362cm" draw:transform="skewX (0.523598775598299) translate (11.166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96cm" svg:height="0.362cm" draw:transform="skewX (0.523598775598299) translate (10.957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0.696cm" svg:height="0.314cm" draw:transform="skewX (0.522900643897501) translate (11.556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0.696cm" svg:height="0.362cm" draw:transform="skewX (0.523598775598299) translate (11.375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3" draw:layer="layout" svg:x1="5.891cm" svg:y1="11.8cm" svg:x2="5.541cm" svg:y2="13.2cm">
          <text:p/>
        </draw:line>
        <draw:line draw:style-name="gr5" draw:text-style-name="P3" draw:layer="layout" svg:x1="8.2cm" svg:y1="11.8cm" svg:x2="9.262cm" svg:y2="13.203cm">
          <text:p/>
        </draw:line>
        <draw:g>
          <draw:custom-shape draw:style-name="gr6" draw:text-style-name="P4" draw:layer="layout" svg:width="0.696cm" svg:height="0.362cm" draw:transform="skewX (0.523598775598299) translate (8.737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8.528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96cm" svg:height="0.314cm" draw:transform="skewX (0.522900643897501) translate (9.127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8.946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4" draw:layer="layout" svg:width="0.696cm" svg:height="0.362cm" draw:transform="skewX (0.523598775598299) translate (9.545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9.336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696cm" svg:height="0.314cm" draw:transform="skewX (0.522900643897501) translate (9.935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696cm" svg:height="0.362cm" draw:transform="skewX (0.523598775598299) translate (9.754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8" draw:layer="layout" svg:width="0.696cm" svg:height="0.362cm" draw:transform="skewX (0.523598775598299) translate (7.929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8" draw:layer="layout" svg:width="0.696cm" svg:height="0.362cm" draw:transform="skewX (0.523598775598299) translate (7.72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8" draw:layer="layout" svg:width="0.696cm" svg:height="0.314cm" draw:transform="skewX (0.522900643897501) translate (8.319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0.696cm" svg:height="0.362cm" draw:transform="skewX (0.523598775598299) translate (8.138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8" draw:layer="layout" svg:width="0.696cm" svg:height="0.362cm" draw:transform="skewX (0.523598775598299) translate (10.358cm 11.0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0.696cm" svg:height="0.362cm" draw:transform="skewX (0.523598775598299) translate (10.149cm 11.4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8" draw:layer="layout" svg:width="0.696cm" svg:height="0.314cm" draw:transform="skewX (0.522900643897501) translate (10.748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696cm" svg:height="0.362cm" draw:transform="skewX (0.523598775598299) translate (10.567cm 10.7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0.696cm" svg:height="0.362cm" draw:transform="skewX (0.523598775598299) translate (10.978cm 14.2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2" draw:layer="layout" svg:width="0.696cm" svg:height="0.362cm" draw:transform="skewX (0.523598775598299) translate (10.768cm 14.6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696cm" svg:height="0.362cm" draw:transform="skewX (0.523598775598299) translate (11.395cm 13.5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696cm" svg:height="0.362cm" draw:transform="skewX (0.523598775598299) translate (11.604cm 13.2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0.696cm" svg:height="0.362cm" draw:transform="skewX (0.523598775598299) translate (11.186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" draw:text-style-name="P5" draw:layer="layout" svg:width="0.6cm" svg:height="0.4cm" svg:x="10.42cm" svg:y="15.374cm">
          <text:p text:style-name="P1"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0.696cm" svg:height="0.362cm" draw:transform="skewX (0.523598775598299) translate (15.377cm 20.27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15.168cm 20.63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15.795cm 19.552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16.004cm 19.19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96cm" svg:height="0.362cm" draw:transform="skewX (0.523598775598299) translate (15.586cm 19.91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cm" svg:height="0.4cm" svg:x="14.959cm" svg:y="21.2cm">
            <text:p text:style-name="P1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1" draw:text-style-name="P3" draw:layer="layout" svg:x1="5.8cm" svg:y1="10.5cm" svg:x2="5.8cm" svg:y2="8.5cm">
          <text:p/>
        </draw:line>
        <draw:line draw:style-name="gr22" draw:text-style-name="P3" draw:layer="layout" svg:x1="12.159cm" svg:y1="10.554cm" svg:x2="5.8cm" svg:y2="10.554cm">
          <text:p/>
        </draw:line>
        <draw:line draw:style-name="gr22" draw:text-style-name="P3" draw:layer="layout" svg:x1="11.559cm" svg:y1="11.6cm" svg:x2="5.2cm" svg:y2="11.6cm">
          <text:p/>
        </draw:line>
        <draw:line draw:style-name="gr21" draw:text-style-name="P3" draw:layer="layout" svg:x1="5.2cm" svg:y1="11.6cm" svg:x2="5.2cm" svg:y2="9.6cm">
          <text:p/>
        </draw:line>
        <draw:g>
          <draw:custom-shape draw:style-name="gr23" draw:text-style-name="P9" draw:layer="layout" svg:width="0.696cm" svg:height="0.362cm" draw:transform="skewX (0.523598775598299) translate (5.188cm 9.0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0.696cm" svg:height="0.362cm" draw:transform="skewX (0.523598775598299) translate (4.974cm 9.4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9" draw:layer="layout" svg:width="0.696cm" svg:height="0.314cm" draw:transform="skewX (0.522900643897501) translate (5.578cm 8.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0.696cm" svg:height="0.362cm" draw:transform="skewX (0.523598775598299) translate (5.397cm 8.6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6cm" svg:height="0.4cm" svg:x="8.303cm" svg:y="15.223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2.397cm" svg:height="1.831cm" svg:x="1.2cm" svg:y="13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1.4cm" svg:y="13.046cm">
          <text:p text:style-name="P1"><text:span text:style-name="T3">Character</text:span></text:p>
          <text:p text:style-name="P1"><text:span text:style-name="T3">Embedd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1.4cm" svg:y="9.369cm">
          <text:p text:style-name="P1"><text:span text:style-name="T3">Max-Poo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1.303cm" svg:y="11.269cm">
          <text:p text:style-name="P1"><text:span text:style-name="T3">Conv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1.6cm" svg:y="7.469cm">
          <text:p text:style-name="P1"><text:span text:style-name="T3">Character-level</text:span></text:p>
          <text:p text:style-name="P1"><text:span text:style-name="T3">Re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g xml:id="id2" draw:id="id2">
          <draw:custom-shape draw:style-name="gr28" draw:text-style-name="P2" draw:layer="layout" svg:width="2.7cm" svg:height="0.733cm" svg:x="6.14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6.34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6.941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8.142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7.543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28" draw:text-style-name="P2" draw:layer="layout" svg:width="2.7cm" svg:height="0.733cm" svg:x="3.14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4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41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42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43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1" draw:text-style-name="P3" draw:layer="layout" draw:type="curve" svg:x1="6.092cm" svg:y1="23.767cm" svg:x2="7.49cm" svg:y2="22.133cm" draw:start-shape="id1" draw:start-glue-point="0" draw:end-shape="id2" draw:end-glue-point="2" svg:d="M6092 23767c0-1225 1398-409 1398-1634" svg:viewBox="0 0 1399 1635">
          <text:p/>
        </draw:connector>
        <draw:connector draw:style-name="gr32" draw:text-style-name="P3" draw:layer="layout" draw:type="curve" svg:x1="6.092cm" svg:y1="23.767cm" svg:x2="4.49cm" svg:y2="22.8cm" draw:start-shape="id1" draw:start-glue-point="0" draw:end-shape="id3" draw:end-glue-point="2" svg:d="M6092 23767c0-726-1602-243-1602-967" svg:viewBox="0 0 1603 968">
          <text:p/>
        </draw:connector>
        <draw:g xml:id="id4" draw:id="id4">
          <draw:custom-shape draw:style-name="gr33" draw:text-style-name="P2" draw:layer="layout" svg:width="0.5cm" svg:height="0.5cm" svg:x="5.74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5.74cm" svg:y1="20.76cm" svg:x2="6.24cm" svg:y2="20.76cm">
            <text:p/>
          </draw:line>
          <draw:line draw:style-name="gr34" draw:text-style-name="P3" draw:layer="layout" svg:x1="6cm" svg:y1="20.5cm" svg:x2="6cm" svg:y2="21cm">
            <text:p/>
          </draw:line>
        </draw:g>
        <draw:connector draw:style-name="gr35" draw:text-style-name="P3" draw:layer="layout" draw:type="curve" svg:x1="4.49cm" svg:y1="22.067cm" svg:x2="5.74cm" svg:y2="20.75cm" draw:start-shape="id3" draw:start-glue-point="0" draw:end-shape="id4" draw:end-glue-point="3" svg:d="M4490 22067c0-878 416-1317 1250-1317" svg:viewBox="0 0 1251 1318">
          <text:p/>
        </draw:connector>
        <draw:connector draw:style-name="gr35" draw:text-style-name="P3" draw:layer="layout" draw:type="curve" svg:x1="7.49cm" svg:y1="21.4cm" svg:x2="6.24cm" svg:y2="20.75cm" draw:start-shape="id2" draw:start-glue-point="0" draw:end-shape="id4" draw:end-glue-point="1" svg:d="M7490 21400c0-434-416-650-1250-650" svg:viewBox="0 0 1251 651">
          <text:p/>
        </draw:connector>
        <draw:g>
          <draw:custom-shape draw:style-name="gr28" draw:text-style-name="P2" draw:layer="layout" svg:width="2.7cm" svg:height="0.733cm" svg:x="3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4.741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4.941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542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6.743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6.144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xml:id="id1" draw:id="id1" draw:layer="layout" svg:width="2.7cm" svg:height="0.733cm" svg:x="4.742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4.942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5.543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6.744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6.145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custom-shape draw:style-name="gr28" draw:text-style-name="P2" draw:layer="layout" svg:width="2.7cm" svg:height="0.733cm" svg:x="3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custom-shape draw:style-name="gr28" draw:text-style-name="P2" draw:layer="layout" svg:width="2.7cm" svg:height="0.733cm" svg:x="13.141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13.341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3.942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5.143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4.544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custom-shape draw:style-name="gr28" draw:text-style-name="P2" draw:layer="layout" svg:width="2.7cm" svg:height="0.733cm" svg:x="10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0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0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1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curve" svg:x1="13.093cm" svg:y1="23.767cm" svg:x2="14.491cm" svg:y2="22.133cm" draw:start-shape="id5" draw:start-glue-point="0" draw:end-shape="id6" draw:end-glue-point="2" svg:d="M13093 23767c0-1225 1398-409 1398-1634" svg:viewBox="0 0 1399 1635">
          <text:p/>
        </draw:connector>
        <draw:connector draw:style-name="gr32" draw:text-style-name="P3" draw:layer="layout" draw:type="curve" svg:x1="13.093cm" svg:y1="23.767cm" svg:x2="11.491cm" svg:y2="22.8cm" draw:start-shape="id5" draw:start-glue-point="0" draw:end-shape="id7" draw:end-glue-point="2" svg:d="M13093 23767c0-726-1602-243-1602-967" svg:viewBox="0 0 1603 968">
          <text:p/>
        </draw:connector>
        <draw:g xml:id="id8" draw:id="id8">
          <draw:custom-shape draw:style-name="gr33" draw:text-style-name="P2" draw:layer="layout" svg:width="0.5cm" svg:height="0.5cm" svg:x="12.741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2.741cm" svg:y1="20.76cm" svg:x2="13.241cm" svg:y2="20.76cm">
            <text:p/>
          </draw:line>
          <draw:line draw:style-name="gr34" draw:text-style-name="P3" draw:layer="layout" svg:x1="13.001cm" svg:y1="20.5cm" svg:x2="13.001cm" svg:y2="21cm">
            <text:p/>
          </draw:line>
        </draw:g>
        <draw:connector draw:style-name="gr35" draw:text-style-name="P3" draw:layer="layout" draw:type="curve" svg:x1="11.491cm" svg:y1="22.067cm" svg:x2="12.741cm" svg:y2="20.75cm" draw:start-shape="id7" draw:start-glue-point="0" draw:end-shape="id8" draw:end-glue-point="3" svg:d="M11491 22067c0-878 416-1317 1250-1317" svg:viewBox="0 0 1251 1318">
          <text:p/>
        </draw:connector>
        <draw:connector draw:style-name="gr35" draw:text-style-name="P3" draw:layer="layout" draw:type="curve" svg:x1="14.491cm" svg:y1="21.4cm" svg:x2="13.241cm" svg:y2="20.75cm" draw:start-shape="id6" draw:start-glue-point="0" draw:end-shape="id8" draw:end-glue-point="1" svg:d="M14491 21400c0-434-416-650-1250-650" svg:viewBox="0 0 1251 651">
          <text:p/>
        </draw:connector>
        <draw:g xml:id="id12" draw:id="id12">
          <draw:custom-shape draw:style-name="gr28" draw:text-style-name="P2" draw:layer="layout" svg:width="2.7cm" svg:height="0.733cm" svg:x="16.642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6.842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7.443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644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045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11.742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1.942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543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744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145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xml:id="id5" draw:id="id5" draw:layer="layout" svg:width="2.7cm" svg:height="0.733cm" svg:x="11.743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1.943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2.544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745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146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7" draw:text-style-name="P3" draw:layer="layout" draw:type="curve" svg:x1="5.841cm" svg:y1="22.433cm" svg:x2="10.141cm" svg:y2="22.433cm" draw:start-shape="id9" draw:start-glue-point="1" draw:end-shape="id7" draw:end-glue-point="3" svg:d="M5841 22433h4300" svg:viewBox="0 0 4301 1">
          <text:p/>
        </draw:connector>
        <draw:connector draw:style-name="gr35" draw:text-style-name="P3" draw:layer="layout" draw:type="curve" svg:x1="13.141cm" svg:y1="21.766cm" svg:x2="8.84cm" svg:y2="21.766cm" draw:start-shape="id6" draw:start-glue-point="3" draw:end-shape="id2" draw:end-glue-point="1" svg:d="M13141 21766h-4301" svg:viewBox="0 0 4302 1">
          <text:p/>
        </draw:connector>
        <draw:custom-shape draw:style-name="gr27" draw:text-style-name="P10" draw:layer="layout" svg:width="2.397cm" svg:height="1.831cm" svg:x="0.326cm" svg:y="20.97cm">
          <text:p text:style-name="P1"><text:span text:style-name="T3">1 layer</text:span></text:p>
          <text:p text:style-name="P1"><text:span text:style-name="T3">Bi−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0.4cm" svg:y="23.069cm">
          <text:p text:style-name="P1"><text:span text:style-name="T3">Input </text:span></text:p>
          <text:p text:style-name="P1"><text:span text:style-name="T3">Embe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0.271cm" svg:y="9.532cm">
          <text:p text:style-name="P1"><text:span text:style-name="T3">C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" draw:id="id10">
          <draw:custom-shape draw:style-name="gr38" draw:text-style-name="P2" draw:layer="layout" svg:width="1.933cm" svg:height="0.697cm" draw:transform="rotate (-1.5707963267949) translate (13.346cm 9.48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4" draw:layer="layout" svg:width="0.5cm" svg:height="0.5cm" draw:transform="rotate (-1.5707963267949) translate (13.255cm 10.8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13.255cm 10.2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13.255cm 9.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line" svg:x1="12.99cm" svg:y1="12.106cm" svg:x2="12.997cm" svg:y2="11.422cm" draw:end-shape="id10" draw:end-glue-point="2" svg:d="M12990 12106l7-684" svg:viewBox="0 0 8 685">
          <text:p/>
        </draw:connector>
        <draw:g xml:id="id11" draw:id="id11">
          <draw:custom-shape draw:style-name="gr38" draw:text-style-name="P2" draw:layer="layout" svg:width="1.933cm" svg:height="0.697cm" draw:transform="rotate (-1.5707963267949) translate (6.346cm 9.48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4" draw:layer="layout" svg:width="0.5cm" svg:height="0.5cm" draw:transform="rotate (-1.5707963267949) translate (6.255cm 10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6.255cm 10.2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6.255cm 9.6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line" svg:x1="5.99cm" svg:y1="12.098cm" svg:x2="5.997cm" svg:y2="11.414cm" draw:end-shape="id11" draw:end-glue-point="2" svg:d="M5990 12098l7-684" svg:viewBox="0 0 8 685">
          <text:p/>
        </draw:connector>
        <draw:g>
          <draw:connector draw:style-name="gr40" draw:text-style-name="P3" draw:layer="layout" draw:type="line" svg:x1="13.346cm" svg:y1="10.447cm" svg:x2="19.649cm" svg:y2="10.455cm" svg:d="M13346 10447l6303 8" svg:viewBox="0 0 6304 9">
            <text:p/>
          </draw:connector>
          <draw:connector draw:style-name="gr40" draw:text-style-name="P3" draw:layer="layout" draw:type="line" svg:x1="13.346cm" svg:y1="10.447cm" svg:x2="19.649cm" svg:y2="10.455cm" svg:d="M13346 10447l6303 8" svg:viewBox="0 0 6304 9">
            <text:p/>
          </draw:connector>
          <draw:connector draw:style-name="gr40" draw:text-style-name="P3" draw:layer="layout" draw:type="line" svg:x1="13.346cm" svg:y1="10.447cm" svg:x2="19.649cm" svg:y2="10.455cm" svg:d="M13346 10447l6303 8" svg:viewBox="0 0 6304 9">
            <text:p/>
          </draw:connector>
          <draw:line draw:style-name="gr40" draw:text-style-name="P3" draw:layer="layout" svg:x1="13.346cm" svg:y1="10.435cm" svg:x2="19.649cm" svg:y2="9.874cm">
            <text:p/>
          </draw:line>
          <draw:line draw:style-name="gr40" draw:text-style-name="P3" draw:layer="layout" svg:x1="13.346cm" svg:y1="10.455cm" svg:x2="19.649cm" svg:y2="11.055cm">
            <text:p/>
          </draw:line>
          <draw:connector draw:style-name="gr40" draw:text-style-name="P3" draw:layer="layout" draw:type="line" svg:x1="13.346cm" svg:y1="9.851cm" svg:x2="19.649cm" svg:y2="9.859cm" svg:d="M13346 9851l6303 8" svg:viewBox="0 0 6304 9">
            <text:p/>
          </draw:connector>
          <draw:connector draw:style-name="gr40" draw:text-style-name="P3" draw:layer="layout" draw:type="line" svg:x1="13.346cm" svg:y1="11.055cm" svg:x2="19.649cm" svg:y2="11.063cm" svg:d="M13346 11055l6303 8" svg:viewBox="0 0 6304 9">
            <text:p/>
          </draw:connector>
          <draw:line draw:style-name="gr40" draw:text-style-name="P3" draw:layer="layout" svg:x1="13.346cm" svg:y1="9.868cm" svg:x2="19.649cm" svg:y2="10.468cm">
            <text:p/>
          </draw:line>
          <draw:line draw:style-name="gr40" draw:text-style-name="P3" draw:layer="layout" svg:x1="13.346cm" svg:y1="11.041cm" svg:x2="19.649cm" svg:y2="10.48cm">
            <text:p/>
          </draw:line>
        </draw:g>
        <draw:custom-shape draw:style-name="gr27" draw:text-style-name="P15" draw:layer="layout" svg:width="2.397cm" svg:height="1.831cm" svg:x="5.058cm" svg:y="25.358cm">
          <text:p text:style-name="P1"><text:span text:style-name="T4">x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40" draw:text-style-name="P3" draw:layer="layout" draw:type="line" svg:x1="6.346cm" svg:y1="10.451cm" svg:x2="12.649cm" svg:y2="10.459cm" svg:d="M6346 10451l6303 8" svg:viewBox="0 0 6304 9">
            <text:p/>
          </draw:connector>
          <draw:connector draw:style-name="gr40" draw:text-style-name="P3" draw:layer="layout" draw:type="line" svg:x1="6.346cm" svg:y1="10.451cm" svg:x2="12.649cm" svg:y2="10.459cm" svg:d="M6346 10451l6303 8" svg:viewBox="0 0 6304 9">
            <text:p/>
          </draw:connector>
          <draw:connector draw:style-name="gr40" draw:text-style-name="P3" draw:layer="layout" draw:type="line" svg:x1="6.346cm" svg:y1="10.451cm" svg:x2="12.649cm" svg:y2="10.459cm" svg:d="M6346 10451l6303 8" svg:viewBox="0 0 6304 9">
            <text:p/>
          </draw:connector>
          <draw:line draw:style-name="gr40" draw:text-style-name="P3" draw:layer="layout" svg:x1="6.346cm" svg:y1="10.439cm" svg:x2="12.649cm" svg:y2="9.878cm">
            <text:p/>
          </draw:line>
          <draw:line draw:style-name="gr40" draw:text-style-name="P3" draw:layer="layout" svg:x1="6.346cm" svg:y1="10.459cm" svg:x2="12.649cm" svg:y2="11.059cm">
            <text:p/>
          </draw:line>
          <draw:connector draw:style-name="gr40" draw:text-style-name="P3" draw:layer="layout" draw:type="line" svg:x1="6.346cm" svg:y1="9.855cm" svg:x2="12.649cm" svg:y2="9.863cm" svg:d="M6346 9855l6303 8" svg:viewBox="0 0 6304 9">
            <text:p/>
          </draw:connector>
          <draw:connector draw:style-name="gr40" draw:text-style-name="P3" draw:layer="layout" draw:type="line" svg:x1="6.346cm" svg:y1="11.059cm" svg:x2="12.649cm" svg:y2="11.067cm" svg:d="M6346 11059l6303 8" svg:viewBox="0 0 6304 9">
            <text:p/>
          </draw:connector>
          <draw:line draw:style-name="gr40" draw:text-style-name="P3" draw:layer="layout" svg:x1="6.346cm" svg:y1="9.872cm" svg:x2="12.649cm" svg:y2="10.472cm">
            <text:p/>
          </draw:line>
          <draw:line draw:style-name="gr40" draw:text-style-name="P3" draw:layer="layout" svg:x1="6.346cm" svg:y1="11.045cm" svg:x2="12.649cm" svg:y2="10.484cm">
            <text:p/>
          </draw:line>
        </draw:g>
        <draw:g xml:id="id28" draw:id="id28">
          <draw:custom-shape draw:style-name="gr28" draw:text-style-name="P2" draw:layer="layout" svg:width="2.7cm" svg:height="0.733cm" svg:x="20.2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20.4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001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2.202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603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line" svg:x1="12.841cm" svg:y1="22.433cm" svg:x2="16.642cm" svg:y2="22.433cm" draw:start-shape="id7" draw:start-glue-point="1" draw:end-shape="id12" draw:end-glue-point="3" svg:d="M12841 22433h3801" svg:viewBox="0 0 3802 1">
          <text:p/>
        </draw:connector>
        <draw:g xml:id="id14" draw:id="id14">
          <draw:custom-shape draw:style-name="gr28" draw:text-style-name="P2" draw:layer="layout" svg:width="2.7cm" svg:height="0.733cm" svg:x="6.141cm" svg:y="1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6.341cm" svg:y="18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6.942cm" svg:y="18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8.143cm" svg:y="18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7.544cm" svg:y="1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3" draw:id="id13">
          <draw:custom-shape draw:style-name="gr33" draw:text-style-name="P2" draw:layer="layout" svg:width="0.5cm" svg:height="0.5cm" svg:x="5.741cm" svg:y="1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5.741cm" svg:y1="17.56cm" svg:x2="6.241cm" svg:y2="17.56cm">
            <text:p/>
          </draw:line>
          <draw:line draw:style-name="gr34" draw:text-style-name="P3" draw:layer="layout" svg:x1="6.001cm" svg:y1="17.3cm" svg:x2="6.001cm" svg:y2="17.8cm">
            <text:p/>
          </draw:line>
        </draw:g>
        <draw:connector draw:style-name="gr35" draw:text-style-name="P3" draw:layer="layout" draw:type="curve" svg:x1="4.491cm" svg:y1="18.867cm" svg:x2="5.741cm" svg:y2="17.55cm" draw:end-shape="id13" draw:end-glue-point="3" svg:d="M4491 18867c549 0-76-1317 1250-1317" svg:viewBox="0 0 1251 1318">
          <text:p/>
        </draw:connector>
        <draw:connector draw:style-name="gr35" draw:text-style-name="P3" draw:layer="layout" draw:type="curve" svg:x1="7.491cm" svg:y1="18.2cm" svg:x2="6.241cm" svg:y2="17.55cm" draw:start-shape="id14" draw:start-glue-point="0" draw:end-shape="id13" draw:end-glue-point="1" svg:d="M7491 18200c0-434-416-650-1250-650" svg:viewBox="0 0 1251 651">
          <text:p/>
        </draw:connector>
        <draw:g xml:id="id16" draw:id="id16">
          <draw:custom-shape draw:style-name="gr28" draw:text-style-name="P2" draw:layer="layout" svg:width="2.7cm" svg:height="0.733cm" svg:x="3.142cm" svg:y="18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42cm" svg:y="18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43cm" svg:y="1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44cm" svg:y="18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45cm" svg:y="18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custom-shape draw:style-name="gr28" draw:text-style-name="P2" draw:layer="layout" svg:width="2.7cm" svg:height="0.733cm" svg:x="13.142cm" svg:y="1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13.342cm" svg:y="18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3.943cm" svg:y="18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5.144cm" svg:y="18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4.545cm" svg:y="1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custom-shape draw:style-name="gr28" draw:text-style-name="P2" draw:layer="layout" svg:width="2.7cm" svg:height="0.733cm" svg:x="10.142cm" svg:y="18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0.342cm" svg:y="18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0.943cm" svg:y="1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144cm" svg:y="18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1.545cm" svg:y="18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5" draw:id="id15">
          <draw:custom-shape draw:style-name="gr33" draw:text-style-name="P2" draw:layer="layout" svg:width="0.5cm" svg:height="0.5cm" svg:x="12.742cm" svg:y="1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2.742cm" svg:y1="17.56cm" svg:x2="13.242cm" svg:y2="17.56cm">
            <text:p/>
          </draw:line>
          <draw:line draw:style-name="gr34" draw:text-style-name="P3" draw:layer="layout" svg:x1="13.002cm" svg:y1="17.3cm" svg:x2="13.002cm" svg:y2="17.8cm">
            <text:p/>
          </draw:line>
        </draw:g>
        <draw:connector draw:style-name="gr35" draw:text-style-name="P3" draw:layer="layout" draw:type="curve" svg:x1="11.492cm" svg:y1="18.867cm" svg:x2="12.742cm" svg:y2="17.55cm" draw:end-shape="id15" draw:end-glue-point="3" svg:d="M11492 18867c549 0-76-1317 1250-1317" svg:viewBox="0 0 1251 1318">
          <text:p/>
        </draw:connector>
        <draw:connector draw:style-name="gr35" draw:text-style-name="P3" draw:layer="layout" draw:type="curve" svg:x1="14.492cm" svg:y1="18.2cm" svg:x2="13.242cm" svg:y2="17.55cm" draw:end-shape="id15" draw:end-glue-point="1" svg:d="M14492 18200c-547 0 77-650-1250-650" svg:viewBox="0 0 1251 651">
          <text:p/>
        </draw:connector>
        <draw:g xml:id="id19" draw:id="id19">
          <draw:custom-shape draw:style-name="gr28" draw:text-style-name="P2" draw:layer="layout" svg:width="2.7cm" svg:height="0.733cm" svg:x="16.643cm" svg:y="18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6.843cm" svg:y="18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7.444cm" svg:y="1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645cm" svg:y="18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046cm" svg:y="18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7" draw:text-style-name="P3" draw:layer="layout" draw:type="curve" svg:x1="5.842cm" svg:y1="19.233cm" svg:x2="10.142cm" svg:y2="19.233cm" draw:start-shape="id16" draw:start-glue-point="1" draw:end-shape="id17" draw:end-glue-point="3" svg:d="M5842 19233h4300" svg:viewBox="0 0 4301 1">
          <text:p/>
        </draw:connector>
        <draw:connector draw:style-name="gr35" draw:text-style-name="P3" draw:layer="layout" draw:type="curve" svg:x1="13.142cm" svg:y1="18.566cm" svg:x2="8.841cm" svg:y2="18.566cm" draw:start-shape="id18" draw:start-glue-point="3" draw:end-shape="id14" draw:end-glue-point="1" svg:d="M13142 18566h-4301" svg:viewBox="0 0 4302 1">
          <text:p/>
        </draw:connector>
        <draw:g xml:id="id27" draw:id="id27">
          <draw:custom-shape draw:style-name="gr28" draw:text-style-name="P2" draw:layer="layout" svg:width="2.7cm" svg:height="0.733cm" svg:x="20.101cm" svg:y="1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20.301cm" svg:y="18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0.902cm" svg:y="18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2.103cm" svg:y="18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504cm" svg:y="1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line" svg:x1="12.842cm" svg:y1="19.233cm" svg:x2="16.643cm" svg:y2="19.233cm" draw:start-shape="id17" draw:start-glue-point="1" draw:end-shape="id19" draw:end-glue-point="3" svg:d="M12842 19233h3801" svg:viewBox="0 0 3802 1">
          <text:p/>
        </draw:connector>
        <draw:connector draw:style-name="gr35" draw:text-style-name="P16" draw:layer="layout" draw:type="curve" svg:x1="5.99cm" svg:y1="20.5cm" svg:x2="4.492cm" svg:y2="19.6cm" draw:start-shape="id4" draw:start-glue-point="0" draw:end-shape="id16" draw:end-glue-point="2" svg:d="M5990 20500c0-675-1498-225-1498-900" svg:viewBox="0 0 1499 901">
          <text:p/>
        </draw:connector>
        <draw:connector draw:style-name="gr35" draw:text-style-name="P16" draw:layer="layout" draw:type="curve" svg:x1="5.99cm" svg:y1="20.5cm" svg:x2="7.491cm" svg:y2="18.933cm" draw:start-shape="id4" draw:start-glue-point="0" draw:end-shape="id14" draw:end-glue-point="2" svg:d="M5990 20500c0-1174 1501-391 1501-1567" svg:viewBox="0 0 1502 1568">
          <text:p/>
        </draw:connector>
        <draw:custom-shape draw:style-name="gr27" draw:text-style-name="P10" draw:layer="layout" svg:width="2.397cm" svg:height="1.831cm" svg:x="0.326cm" svg:y="17.77cm">
          <text:p text:style-name="P1"><text:span text:style-name="T3">2 layer</text:span></text:p>
          <text:p text:style-name="P1"><text:span text:style-name="T3">Bi−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1" draw:id="id21">
          <draw:custom-shape draw:style-name="gr28" draw:text-style-name="P2" draw:layer="layout" svg:width="2.7cm" svg:height="0.733cm" svg:x="6.127cm" svg:y="12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6.327cm" svg:y="1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6.928cm" svg:y="13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8.129cm" svg:y="1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7.53cm" svg:y="13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custom-shape draw:style-name="gr33" draw:text-style-name="P2" draw:layer="layout" svg:width="0.5cm" svg:height="0.5cm" svg:x="5.727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5.727cm" svg:y1="12.345cm" svg:x2="6.227cm" svg:y2="12.345cm">
            <text:p/>
          </draw:line>
          <draw:line draw:style-name="gr34" draw:text-style-name="P3" draw:layer="layout" svg:x1="5.987cm" svg:y1="12.085cm" svg:x2="5.987cm" svg:y2="12.585cm">
            <text:p/>
          </draw:line>
        </draw:g>
        <draw:connector draw:style-name="gr35" draw:text-style-name="P3" draw:layer="layout" draw:type="curve" svg:x1="4.477cm" svg:y1="13.652cm" svg:x2="5.727cm" svg:y2="12.335cm" draw:end-shape="id20" draw:end-glue-point="3" svg:d="M4477 13652c549 0-76-1317 1250-1317" svg:viewBox="0 0 1251 1318">
          <text:p/>
        </draw:connector>
        <draw:connector draw:style-name="gr35" draw:text-style-name="P3" draw:layer="layout" draw:type="curve" svg:x1="7.477cm" svg:y1="12.985cm" svg:x2="6.227cm" svg:y2="12.335cm" draw:start-shape="id21" draw:start-glue-point="0" draw:end-shape="id20" draw:end-glue-point="1" svg:d="M7477 12985c0-434-416-650-1250-650" svg:viewBox="0 0 1251 651">
          <text:p/>
        </draw:connector>
        <draw:g xml:id="id25" draw:id="id25">
          <draw:custom-shape draw:style-name="gr28" draw:text-style-name="P2" draw:layer="layout" svg:width="2.7cm" svg:height="0.733cm" svg:x="3.128cm" svg:y="13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28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29cm" svg:y="1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3cm" svg:y="13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31cm" svg:y="13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28" draw:text-style-name="P2" draw:layer="layout" svg:width="2.7cm" svg:height="0.733cm" svg:x="13.128cm" svg:y="12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13.328cm" svg:y="1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3.929cm" svg:y="13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5.13cm" svg:y="1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4.531cm" svg:y="13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custom-shape draw:style-name="gr28" draw:text-style-name="P2" draw:layer="layout" svg:width="2.7cm" svg:height="0.733cm" svg:x="10.128cm" svg:y="13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0.328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0.929cm" svg:y="1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13cm" svg:y="13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1.531cm" svg:y="13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33" draw:text-style-name="P2" draw:layer="layout" svg:width="0.5cm" svg:height="0.5cm" svg:x="12.72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2.728cm" svg:y1="12.345cm" svg:x2="13.228cm" svg:y2="12.345cm">
            <text:p/>
          </draw:line>
          <draw:line draw:style-name="gr34" draw:text-style-name="P3" draw:layer="layout" svg:x1="12.988cm" svg:y1="12.085cm" svg:x2="12.988cm" svg:y2="12.585cm">
            <text:p/>
          </draw:line>
        </draw:g>
        <draw:connector draw:style-name="gr35" draw:text-style-name="P3" draw:layer="layout" draw:type="curve" svg:x1="11.478cm" svg:y1="13.652cm" svg:x2="12.728cm" svg:y2="12.335cm" draw:start-shape="id22" draw:start-glue-point="0" draw:end-shape="id23" draw:end-glue-point="3" svg:d="M11478 13652c0-878 416-1317 1250-1317" svg:viewBox="0 0 1251 1318">
          <text:p/>
        </draw:connector>
        <draw:connector draw:style-name="gr35" draw:text-style-name="P3" draw:layer="layout" draw:type="curve" svg:x1="14.478cm" svg:y1="12.985cm" svg:x2="13.228cm" svg:y2="12.335cm" draw:start-shape="id24" draw:start-glue-point="0" draw:end-shape="id23" draw:end-glue-point="1" svg:d="M14478 12985c0-434-416-650-1250-650" svg:viewBox="0 0 1251 651">
          <text:p/>
        </draw:connector>
        <draw:g xml:id="id26" draw:id="id26">
          <draw:custom-shape draw:style-name="gr28" draw:text-style-name="P2" draw:layer="layout" svg:width="2.7cm" svg:height="0.733cm" svg:x="16.629cm" svg:y="13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6.829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7.43cm" svg:y="1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631cm" svg:y="13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032cm" svg:y="13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7" draw:text-style-name="P3" draw:layer="layout" draw:type="curve" svg:x1="5.828cm" svg:y1="14.018cm" svg:x2="10.128cm" svg:y2="14.018cm" draw:start-shape="id25" draw:start-glue-point="1" draw:end-shape="id22" draw:end-glue-point="3" svg:d="M5828 14018h4300" svg:viewBox="0 0 4301 1">
          <text:p/>
        </draw:connector>
        <draw:connector draw:style-name="gr35" draw:text-style-name="P3" draw:layer="layout" draw:type="curve" svg:x1="13.128cm" svg:y1="13.351cm" svg:x2="8.827cm" svg:y2="13.351cm" draw:start-shape="id24" draw:start-glue-point="3" draw:end-shape="id21" draw:end-glue-point="1" svg:d="M13128 13351h-4301" svg:viewBox="0 0 4302 1">
          <text:p/>
        </draw:connector>
        <draw:g xml:id="id29" draw:id="id29">
          <draw:custom-shape draw:style-name="gr28" draw:text-style-name="P2" draw:layer="layout" svg:width="2.7cm" svg:height="0.733cm" svg:x="20.087cm" svg:y="12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20.287cm" svg:y="1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0.888cm" svg:y="13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2.089cm" svg:y="1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49cm" svg:y="13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line" svg:x1="12.828cm" svg:y1="14.018cm" svg:x2="16.629cm" svg:y2="14.018cm" draw:start-shape="id22" draw:start-glue-point="1" draw:end-shape="id26" draw:end-glue-point="3" svg:d="M12828 14018h3801" svg:viewBox="0 0 3802 1">
          <text:p/>
        </draw:connector>
        <draw:custom-shape draw:style-name="gr27" draw:text-style-name="P10" draw:layer="layout" svg:width="2.397cm" svg:height="1.831cm" svg:x="0.312cm" svg:y="12.555cm">
          <text:p text:style-name="P1"><text:span text:style-name="T3">n-th</text:span><text:span text:style-name="T3"><text:line-break/></text:span><text:span text:style-name="T3">Bi−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6" draw:layer="layout" draw:type="curve" svg:x1="13.014cm" svg:y1="20.5cm" svg:x2="11.516cm" svg:y2="19.6cm" svg:d="M13014 20500c0-675-1498-225-1498-900" svg:viewBox="0 0 1499 901">
          <text:p/>
        </draw:connector>
        <draw:connector draw:style-name="gr35" draw:text-style-name="P16" draw:layer="layout" draw:type="curve" svg:x1="13.014cm" svg:y1="20.5cm" svg:x2="14.515cm" svg:y2="18.933cm" svg:d="M13014 20500c0-1174 1501-391 1501-1567" svg:viewBox="0 0 1502 1568">
          <text:p/>
        </draw:connector>
        <draw:connector draw:style-name="gr35" draw:text-style-name="P16" draw:layer="layout" draw:type="curve" svg:x1="12.99cm" svg:y1="15.286cm" svg:x2="11.492cm" svg:y2="14.386cm" svg:d="M12990 15286c0-675-1498-225-1498-900" svg:viewBox="0 0 1499 901">
          <text:p/>
        </draw:connector>
        <draw:connector draw:style-name="gr35" draw:text-style-name="P16" draw:layer="layout" draw:type="curve" svg:x1="12.99cm" svg:y1="15.286cm" svg:x2="14.491cm" svg:y2="13.719cm" svg:d="M12990 15286c0-1174 1501-391 1501-1567" svg:viewBox="0 0 1502 1568">
          <text:p/>
        </draw:connector>
        <draw:connector draw:style-name="gr35" draw:text-style-name="P16" draw:layer="layout" draw:type="curve" svg:x1="5.968cm" svg:y1="15.352cm" svg:x2="4.47cm" svg:y2="14.452cm" svg:d="M5968 15352c0-675-1498-225-1498-900" svg:viewBox="0 0 1499 901">
          <text:p/>
        </draw:connector>
        <draw:connector draw:style-name="gr35" draw:text-style-name="P16" draw:layer="layout" draw:type="curve" svg:x1="5.968cm" svg:y1="15.352cm" svg:x2="7.469cm" svg:y2="13.785cm" svg:d="M5968 15352c0-1174 1501-391 1501-1567" svg:viewBox="0 0 1502 1568">
          <text:p/>
        </draw:connector>
        <draw:g>
          <draw:custom-shape draw:style-name="gr33" draw:text-style-name="P2" draw:layer="layout" svg:width="0.5cm" svg:height="0.5cm" svg:x="5.742cm" svg:y="15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5.742cm" svg:y1="15.661cm" svg:x2="6.242cm" svg:y2="15.661cm">
            <text:p/>
          </draw:line>
          <draw:line draw:style-name="gr34" draw:text-style-name="P3" draw:layer="layout" svg:x1="6.002cm" svg:y1="15.401cm" svg:x2="6.002cm" svg:y2="15.901cm">
            <text:p/>
          </draw:line>
        </draw:g>
        <draw:g>
          <draw:custom-shape draw:style-name="gr33" draw:text-style-name="P2" draw:layer="layout" svg:width="0.5cm" svg:height="0.5cm" svg:x="12.716cm" svg:y="1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2.716cm" svg:y1="15.56cm" svg:x2="13.216cm" svg:y2="15.56cm">
            <text:p/>
          </draw:line>
          <draw:line draw:style-name="gr34" draw:text-style-name="P3" draw:layer="layout" svg:x1="12.976cm" svg:y1="15.3cm" svg:x2="12.976cm" svg:y2="15.8cm">
            <text:p/>
          </draw:line>
        </draw:g>
        <draw:connector draw:style-name="gr35" draw:text-style-name="P16" draw:layer="layout" draw:type="curve" svg:x1="19.514cm" svg:y1="20.503cm" svg:x2="18.016cm" svg:y2="19.603cm" svg:d="M19514 20503c0-675-1498-225-1498-900" svg:viewBox="0 0 1499 901">
          <text:p/>
        </draw:connector>
        <draw:connector draw:style-name="gr35" draw:text-style-name="P16" draw:layer="layout" draw:type="curve" svg:x1="19.514cm" svg:y1="20.503cm" svg:x2="21.015cm" svg:y2="18.936cm" svg:d="M19514 20503c0-1174 1501-391 1501-1567" svg:viewBox="0 0 1502 1568">
          <text:p/>
        </draw:connector>
        <draw:g>
          <draw:custom-shape draw:style-name="gr33" draw:text-style-name="P2" draw:layer="layout" svg:width="0.5cm" svg:height="0.5cm" svg:x="19.24cm" svg:y="20.5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9.24cm" svg:y1="20.777cm" svg:x2="19.74cm" svg:y2="20.777cm">
            <text:p/>
          </draw:line>
          <draw:line draw:style-name="gr34" draw:text-style-name="P3" draw:layer="layout" svg:x1="19.5cm" svg:y1="20.517cm" svg:x2="19.5cm" svg:y2="21.017cm">
            <text:p/>
          </draw:line>
        </draw:g>
        <draw:connector draw:style-name="gr35" draw:text-style-name="P16" draw:layer="layout" draw:type="curve" svg:x1="19.505cm" svg:y1="23.713cm" svg:x2="18.007cm" svg:y2="22.813cm" svg:d="M19505 23713c0-675-1498-225-1498-900" svg:viewBox="0 0 1499 901">
          <text:p/>
        </draw:connector>
        <draw:connector draw:style-name="gr35" draw:text-style-name="P16" draw:layer="layout" draw:type="curve" svg:x1="19.505cm" svg:y1="23.713cm" svg:x2="21.006cm" svg:y2="22.146cm" svg:d="M19505 23713c0-1174 1501-391 1501-1567" svg:viewBox="0 0 1502 1568">
          <text:p/>
        </draw:connector>
        <draw:g>
          <draw:custom-shape draw:style-name="gr28" draw:text-style-name="P2" draw:layer="layout" svg:width="2.7cm" svg:height="0.733cm" svg:x="11.743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1.943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544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745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146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1.744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1.944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2.545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746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147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18.185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8.385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986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20.187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9.588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8.186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8.386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8.987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20.188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9.589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curve" svg:x1="17.982cm" svg:y1="22.052cm" svg:x2="19.232cm" svg:y2="20.735cm" svg:d="M17982 22052c0-878 416-1317 1250-1317" svg:viewBox="0 0 1251 1318">
          <text:p/>
        </draw:connector>
        <draw:connector draw:style-name="gr35" draw:text-style-name="P3" draw:layer="layout" draw:type="curve" svg:x1="20.982cm" svg:y1="21.385cm" svg:x2="19.732cm" svg:y2="20.735cm" svg:d="M20982 21385c0-434-416-650-1250-650" svg:viewBox="0 0 1251 651">
          <text:p/>
        </draw:connector>
        <draw:custom-shape draw:style-name="gr41" draw:text-style-name="P10" draw:layer="layout" svg:width="2.397cm" svg:height="0.857cm" svg:x="4.819cm" svg:y="16.1cm">
          <text:p text:style-name="P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2.397cm" svg:height="0.857cm" svg:x="0.419cm" svg:y="16.1cm">
          <text:p text:style-name="P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2.397cm" svg:height="0.857cm" svg:x="11.772cm" svg:y="16.1cm">
          <text:p text:style-name="P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2.397cm" svg:height="0.857cm" svg:x="18.372cm" svg:y="16.1cm">
          <text:p text:style-name="P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6" draw:layer="layout" draw:type="curve" svg:x1="19.512cm" svg:y1="15.296cm" svg:x2="18.014cm" svg:y2="14.396cm" svg:d="M19512 15296c0-675-1498-225-1498-900" svg:viewBox="0 0 1499 901">
          <text:p/>
        </draw:connector>
        <draw:connector draw:style-name="gr35" draw:text-style-name="P16" draw:layer="layout" draw:type="curve" svg:x1="19.512cm" svg:y1="15.296cm" svg:x2="21.013cm" svg:y2="13.729cm" svg:d="M19512 15296c0-1174 1501-391 1501-1567" svg:viewBox="0 0 1502 1568">
          <text:p/>
        </draw:connector>
        <draw:g>
          <draw:custom-shape draw:style-name="gr33" draw:text-style-name="P2" draw:layer="layout" svg:width="0.5cm" svg:height="0.5cm" svg:x="19.238cm" svg:y="15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9.238cm" svg:y1="15.57cm" svg:x2="19.738cm" svg:y2="15.57cm">
            <text:p/>
          </draw:line>
          <draw:line draw:style-name="gr34" draw:text-style-name="P3" draw:layer="layout" svg:x1="19.498cm" svg:y1="15.31cm" svg:x2="19.498cm" svg:y2="15.81cm">
            <text:p/>
          </draw:line>
        </draw:g>
        <draw:g>
          <draw:custom-shape draw:style-name="gr38" draw:text-style-name="P2" draw:layer="layout" svg:width="1.933cm" svg:height="0.697cm" draw:transform="rotate (-1.5707963267949) translate (20.346cm 9.48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4" draw:layer="layout" svg:width="0.5cm" svg:height="0.5cm" draw:transform="rotate (-1.5707963267949) translate (20.255cm 10.8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20.255cm 10.2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20.255cm 9.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curve" svg:x1="20.101cm" svg:y1="18.566cm" svg:x2="15.842cm" svg:y2="18.566cm" draw:start-shape="id27" draw:start-glue-point="3" svg:d="M20101 18566h-4259" svg:viewBox="0 0 4260 1">
          <text:p/>
        </draw:connector>
        <draw:connector draw:style-name="gr35" draw:text-style-name="P3" draw:layer="layout" draw:type="curve" svg:x1="20.2cm" svg:y1="21.766cm" svg:x2="15.843cm" svg:y2="21.766cm" draw:start-shape="id28" draw:start-glue-point="3" svg:d="M20200 21766h-4357" svg:viewBox="0 0 4358 1">
          <text:p/>
        </draw:connector>
        <draw:connector draw:style-name="gr35" draw:text-style-name="P3" draw:layer="layout" draw:type="curve" svg:x1="20.087cm" svg:y1="13.351cm" svg:x2="15.828cm" svg:y2="13.351cm" draw:start-shape="id29" draw:start-glue-point="3" draw:end-shape="id24" draw:end-glue-point="1" svg:d="M20087 13351h-4259" svg:viewBox="0 0 4260 1">
          <text:p/>
        </draw:connector>
        <draw:connector draw:style-name="gr32" draw:text-style-name="P3" draw:layer="layout" draw:type="line" svg:x1="19.328cm" svg:y1="14.018cm" svg:x2="23.129cm" svg:y2="14.018cm" svg:d="M19328 14018h3801" svg:viewBox="0 0 3802 1">
          <text:p/>
        </draw:connector>
        <draw:g xml:id="id30" draw:id="id30">
          <draw:custom-shape draw:style-name="gr33" draw:text-style-name="P2" draw:layer="layout" svg:width="0.5cm" svg:height="0.5cm" svg:x="19.265cm" svg:y="17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9.265cm" svg:y1="17.552cm" svg:x2="19.765cm" svg:y2="17.552cm">
            <text:p/>
          </draw:line>
          <draw:line draw:style-name="gr34" draw:text-style-name="P3" draw:layer="layout" svg:x1="19.525cm" svg:y1="17.292cm" svg:x2="19.525cm" svg:y2="17.792cm">
            <text:p/>
          </draw:line>
        </draw:g>
        <draw:connector draw:style-name="gr35" draw:text-style-name="P3" draw:layer="layout" draw:type="curve" svg:x1="18.015cm" svg:y1="18.859cm" svg:x2="19.265cm" svg:y2="17.542cm" draw:end-shape="id30" draw:end-glue-point="3" svg:d="M18015 18859c549 0-76-1317 1250-1317" svg:viewBox="0 0 1251 1318">
          <text:p/>
        </draw:connector>
        <draw:connector draw:style-name="gr35" draw:text-style-name="P3" draw:layer="layout" draw:type="curve" svg:x1="21.015cm" svg:y1="18.192cm" svg:x2="19.765cm" svg:y2="17.542cm" draw:end-shape="id30" draw:end-glue-point="1" svg:d="M21015 18192c-547 0 77-650-1250-650" svg:viewBox="0 0 1251 651">
          <text:p/>
        </draw:connector>
        <draw:custom-shape draw:style-name="gr27" draw:text-style-name="P15" draw:layer="layout" svg:width="2.397cm" svg:height="1.831cm" svg:x="12.058cm" svg:y="25.358cm">
          <text:p text:style-name="P1"><text:span text:style-name="T4">x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8.458cm" svg:y="25.358cm">
          <text:p text:style-name="P1"><text:span text:style-name="T4">x</text:span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8.458cm" svg:y="7.358cm">
          <text:p text:style-name="P1"><text:span text:style-name="T4">y</text:span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1.82cm" svg:y="7.358cm">
          <text:p text:style-name="P1"><text:span text:style-name="T4">y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4.82cm" svg:y="7.358cm">
          <text:p text:style-name="P1"><text:span text:style-name="T4">y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0.271cm" svg:y="7.332cm">
          <text:p text:style-name="P1"><text:span text:style-name="T3">Predict </text:span></text:p>
          <text:p text:style-name="P1"><text:span text:style-name="T3">labe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g xml:id="id31" draw:id="id31">
          <draw:custom-shape draw:style-name="gr28" draw:text-style-name="P2" draw:layer="layout" svg:width="2.7cm" svg:height="0.733cm" svg:x="6.14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6.34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6.941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8.142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7.543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custom-shape draw:style-name="gr28" draw:text-style-name="P2" draw:layer="layout" svg:width="2.7cm" svg:height="0.733cm" svg:x="3.14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4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41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42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43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1" draw:text-style-name="P3" draw:layer="layout" draw:type="curve" svg:x1="6.092cm" svg:y1="23.767cm" svg:x2="7.49cm" svg:y2="22.133cm" draw:end-shape="id31" draw:end-glue-point="2" svg:d="M6092 23767c0-837 1398-20 1398-1634" svg:viewBox="0 0 1399 1635">
          <text:p/>
        </draw:connector>
        <draw:connector draw:style-name="gr32" draw:text-style-name="P3" draw:layer="layout" draw:type="curve" svg:x1="6.092cm" svg:y1="23.767cm" svg:x2="4.49cm" svg:y2="22.8cm" draw:end-shape="id32" draw:end-glue-point="2" svg:d="M6092 23767c0-336-1602 147-1602-967" svg:viewBox="0 0 1603 968">
          <text:p/>
        </draw:connector>
        <draw:g xml:id="id33" draw:id="id33">
          <draw:custom-shape draw:style-name="gr33" draw:text-style-name="P2" draw:layer="layout" svg:width="0.5cm" svg:height="0.5cm" svg:x="5.74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5.74cm" svg:y1="20.76cm" svg:x2="6.24cm" svg:y2="20.76cm">
            <text:p/>
          </draw:line>
          <draw:line draw:style-name="gr34" draw:text-style-name="P3" draw:layer="layout" svg:x1="6cm" svg:y1="20.5cm" svg:x2="6cm" svg:y2="21cm">
            <text:p/>
          </draw:line>
        </draw:g>
        <draw:connector draw:style-name="gr35" draw:text-style-name="P3" draw:layer="layout" draw:type="curve" svg:x1="4.49cm" svg:y1="22.067cm" svg:x2="5.74cm" svg:y2="20.75cm" draw:start-shape="id32" draw:start-glue-point="0" draw:end-shape="id33" draw:end-glue-point="3" svg:d="M4490 22067c0-878 416-1317 1250-1317" svg:viewBox="0 0 1251 1318">
          <text:p/>
        </draw:connector>
        <draw:connector draw:style-name="gr35" draw:text-style-name="P3" draw:layer="layout" draw:type="curve" svg:x1="7.49cm" svg:y1="21.4cm" svg:x2="6.24cm" svg:y2="20.75cm" draw:start-shape="id31" draw:start-glue-point="0" draw:end-shape="id33" draw:end-glue-point="1" svg:d="M7490 21400c0-434-416-650-1250-650" svg:viewBox="0 0 1251 651">
          <text:p/>
        </draw:connector>
        <draw:g>
          <draw:custom-shape draw:style-name="gr28" draw:text-style-name="P2" draw:layer="layout" svg:width="2.7cm" svg:height="0.733cm" svg:x="3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4.741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4.941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542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6.743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6.144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4.742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4.942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5.543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6.744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6.145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7" draw:id="id37">
          <draw:custom-shape draw:style-name="gr28" draw:text-style-name="P2" draw:layer="layout" svg:width="2.7cm" svg:height="0.733cm" svg:x="3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custom-shape draw:style-name="gr28" draw:text-style-name="P2" draw:layer="layout" svg:width="2.7cm" svg:height="0.733cm" svg:x="13.141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13.341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3.942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5.143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4.544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28" draw:text-style-name="P2" draw:layer="layout" svg:width="2.7cm" svg:height="0.733cm" svg:x="10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0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0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1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curve" svg:x1="13.093cm" svg:y1="23.767cm" svg:x2="14.491cm" svg:y2="22.133cm" draw:end-shape="id34" draw:end-glue-point="2" svg:d="M13093 23767c0-837 1398-20 1398-1634" svg:viewBox="0 0 1399 1635">
          <text:p/>
        </draw:connector>
        <draw:connector draw:style-name="gr32" draw:text-style-name="P3" draw:layer="layout" draw:type="curve" svg:x1="13.093cm" svg:y1="23.767cm" svg:x2="11.491cm" svg:y2="22.8cm" draw:end-shape="id35" draw:end-glue-point="2" svg:d="M13093 23767c0-336-1602 147-1602-967" svg:viewBox="0 0 1603 968">
          <text:p/>
        </draw:connector>
        <draw:g xml:id="id36" draw:id="id36">
          <draw:custom-shape draw:style-name="gr33" draw:text-style-name="P2" draw:layer="layout" svg:width="0.5cm" svg:height="0.5cm" svg:x="12.741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2.741cm" svg:y1="20.76cm" svg:x2="13.241cm" svg:y2="20.76cm">
            <text:p/>
          </draw:line>
          <draw:line draw:style-name="gr34" draw:text-style-name="P3" draw:layer="layout" svg:x1="13.001cm" svg:y1="20.5cm" svg:x2="13.001cm" svg:y2="21cm">
            <text:p/>
          </draw:line>
        </draw:g>
        <draw:connector draw:style-name="gr35" draw:text-style-name="P3" draw:layer="layout" draw:type="curve" svg:x1="11.491cm" svg:y1="22.067cm" svg:x2="12.741cm" svg:y2="20.75cm" draw:start-shape="id35" draw:start-glue-point="0" draw:end-shape="id36" draw:end-glue-point="3" svg:d="M11491 22067c0-878 416-1317 1250-1317" svg:viewBox="0 0 1251 1318">
          <text:p/>
        </draw:connector>
        <draw:connector draw:style-name="gr35" draw:text-style-name="P3" draw:layer="layout" draw:type="curve" svg:x1="14.491cm" svg:y1="21.4cm" svg:x2="13.241cm" svg:y2="20.75cm" draw:start-shape="id34" draw:start-glue-point="0" draw:end-shape="id36" draw:end-glue-point="1" svg:d="M14491 21400c0-434-416-650-1250-650" svg:viewBox="0 0 1251 651">
          <text:p/>
        </draw:connector>
        <draw:g xml:id="id40" draw:id="id40">
          <draw:custom-shape draw:style-name="gr28" draw:text-style-name="P2" draw:layer="layout" svg:width="2.7cm" svg:height="0.733cm" svg:x="16.642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6.842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7.443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644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045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11.742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1.942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543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744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145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1.743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1.943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2.544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745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146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7" draw:text-style-name="P3" draw:layer="layout" draw:type="curve" svg:x1="5.841cm" svg:y1="22.433cm" svg:x2="10.141cm" svg:y2="22.433cm" draw:start-shape="id37" draw:start-glue-point="1" draw:end-shape="id35" draw:end-glue-point="3" svg:d="M5841 22433h4300" svg:viewBox="0 0 4301 1">
          <text:p/>
        </draw:connector>
        <draw:connector draw:style-name="gr35" draw:text-style-name="P3" draw:layer="layout" draw:type="curve" svg:x1="13.141cm" svg:y1="21.766cm" svg:x2="8.84cm" svg:y2="21.766cm" draw:start-shape="id34" draw:start-glue-point="3" draw:end-shape="id31" draw:end-glue-point="1" svg:d="M13141 21766h-4301" svg:viewBox="0 0 4302 1">
          <text:p/>
        </draw:connector>
        <draw:custom-shape draw:style-name="gr27" draw:text-style-name="P10" draw:layer="layout" svg:width="2.397cm" svg:height="1.831cm" svg:x="0.326cm" svg:y="20.97cm">
          <text:p text:style-name="P1"><text:span text:style-name="T3">1 layer</text:span></text:p>
          <text:p text:style-name="P1"><text:span text:style-name="T3">Bi−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0.4cm" svg:y="23.069cm">
          <text:p text:style-name="P1"><text:span text:style-name="T3">Input </text:span></text:p>
          <text:p text:style-name="P1"><text:span text:style-name="T3">Embe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0.271cm" svg:y="9.532cm">
          <text:p text:style-name="P1"><text:span text:style-name="T3">CRF </text:span></text:p>
          <text:p text:style-name="P1"><text:span text:style-name="T3">(Task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8" draw:id="id38">
          <draw:custom-shape draw:style-name="gr38" draw:text-style-name="P2" draw:layer="layout" svg:width="1.933cm" svg:height="0.697cm" draw:transform="rotate (-1.5707963267949) translate (13.346cm 9.48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4" draw:layer="layout" svg:width="0.5cm" svg:height="0.5cm" draw:transform="rotate (-1.5707963267949) translate (13.255cm 10.8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13.255cm 10.2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13.255cm 9.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line" svg:x1="12.99cm" svg:y1="12.106cm" svg:x2="12.997cm" svg:y2="11.422cm" draw:end-shape="id38" draw:end-glue-point="2" svg:d="M12990 12106l7-684" svg:viewBox="0 0 8 685">
          <text:p/>
        </draw:connector>
        <draw:g xml:id="id39" draw:id="id39">
          <draw:custom-shape draw:style-name="gr38" draw:text-style-name="P2" draw:layer="layout" svg:width="1.933cm" svg:height="0.697cm" draw:transform="rotate (-1.5707963267949) translate (6.346cm 9.48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4" draw:layer="layout" svg:width="0.5cm" svg:height="0.5cm" draw:transform="rotate (-1.5707963267949) translate (6.255cm 10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6.255cm 10.2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6.255cm 9.6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line" svg:x1="5.99cm" svg:y1="12.098cm" svg:x2="5.997cm" svg:y2="11.414cm" draw:end-shape="id39" draw:end-glue-point="2" svg:d="M5990 12098l7-684" svg:viewBox="0 0 8 685">
          <text:p/>
        </draw:connector>
        <draw:g>
          <draw:connector draw:style-name="gr40" draw:text-style-name="P3" draw:layer="layout" draw:type="line" svg:x1="13.346cm" svg:y1="10.447cm" svg:x2="19.649cm" svg:y2="10.455cm" svg:d="M13346 10447l6303 8" svg:viewBox="0 0 6304 9">
            <text:p/>
          </draw:connector>
          <draw:connector draw:style-name="gr40" draw:text-style-name="P3" draw:layer="layout" draw:type="line" svg:x1="13.346cm" svg:y1="10.447cm" svg:x2="19.649cm" svg:y2="10.455cm" svg:d="M13346 10447l6303 8" svg:viewBox="0 0 6304 9">
            <text:p/>
          </draw:connector>
          <draw:connector draw:style-name="gr40" draw:text-style-name="P3" draw:layer="layout" draw:type="line" svg:x1="13.346cm" svg:y1="10.447cm" svg:x2="19.649cm" svg:y2="10.455cm" svg:d="M13346 10447l6303 8" svg:viewBox="0 0 6304 9">
            <text:p/>
          </draw:connector>
          <draw:line draw:style-name="gr40" draw:text-style-name="P3" draw:layer="layout" svg:x1="13.346cm" svg:y1="10.435cm" svg:x2="19.649cm" svg:y2="9.874cm">
            <text:p/>
          </draw:line>
          <draw:line draw:style-name="gr40" draw:text-style-name="P3" draw:layer="layout" svg:x1="13.346cm" svg:y1="10.455cm" svg:x2="19.649cm" svg:y2="11.055cm">
            <text:p/>
          </draw:line>
          <draw:connector draw:style-name="gr40" draw:text-style-name="P3" draw:layer="layout" draw:type="line" svg:x1="13.346cm" svg:y1="9.851cm" svg:x2="19.649cm" svg:y2="9.859cm" svg:d="M13346 9851l6303 8" svg:viewBox="0 0 6304 9">
            <text:p/>
          </draw:connector>
          <draw:connector draw:style-name="gr40" draw:text-style-name="P3" draw:layer="layout" draw:type="line" svg:x1="13.346cm" svg:y1="11.055cm" svg:x2="19.649cm" svg:y2="11.063cm" svg:d="M13346 11055l6303 8" svg:viewBox="0 0 6304 9">
            <text:p/>
          </draw:connector>
          <draw:line draw:style-name="gr40" draw:text-style-name="P3" draw:layer="layout" svg:x1="13.346cm" svg:y1="9.868cm" svg:x2="19.649cm" svg:y2="10.468cm">
            <text:p/>
          </draw:line>
          <draw:line draw:style-name="gr40" draw:text-style-name="P3" draw:layer="layout" svg:x1="13.346cm" svg:y1="11.041cm" svg:x2="19.649cm" svg:y2="10.48cm">
            <text:p/>
          </draw:line>
        </draw:g>
        <draw:custom-shape draw:style-name="gr27" draw:text-style-name="P15" draw:layer="layout" svg:width="2.397cm" svg:height="1.831cm" svg:x="5.058cm" svg:y="25.358cm">
          <text:p text:style-name="P1"><text:span text:style-name="T4">x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40" draw:text-style-name="P3" draw:layer="layout" draw:type="line" svg:x1="6.346cm" svg:y1="10.451cm" svg:x2="12.649cm" svg:y2="10.459cm" svg:d="M6346 10451l6303 8" svg:viewBox="0 0 6304 9">
            <text:p/>
          </draw:connector>
          <draw:connector draw:style-name="gr40" draw:text-style-name="P3" draw:layer="layout" draw:type="line" svg:x1="6.346cm" svg:y1="10.451cm" svg:x2="12.649cm" svg:y2="10.459cm" svg:d="M6346 10451l6303 8" svg:viewBox="0 0 6304 9">
            <text:p/>
          </draw:connector>
          <draw:connector draw:style-name="gr40" draw:text-style-name="P3" draw:layer="layout" draw:type="line" svg:x1="6.346cm" svg:y1="10.451cm" svg:x2="12.649cm" svg:y2="10.459cm" svg:d="M6346 10451l6303 8" svg:viewBox="0 0 6304 9">
            <text:p/>
          </draw:connector>
          <draw:line draw:style-name="gr40" draw:text-style-name="P3" draw:layer="layout" svg:x1="6.346cm" svg:y1="10.439cm" svg:x2="12.649cm" svg:y2="9.878cm">
            <text:p/>
          </draw:line>
          <draw:line draw:style-name="gr40" draw:text-style-name="P3" draw:layer="layout" svg:x1="6.346cm" svg:y1="10.459cm" svg:x2="12.649cm" svg:y2="11.059cm">
            <text:p/>
          </draw:line>
          <draw:connector draw:style-name="gr40" draw:text-style-name="P3" draw:layer="layout" draw:type="line" svg:x1="6.346cm" svg:y1="9.855cm" svg:x2="12.649cm" svg:y2="9.863cm" svg:d="M6346 9855l6303 8" svg:viewBox="0 0 6304 9">
            <text:p/>
          </draw:connector>
          <draw:connector draw:style-name="gr40" draw:text-style-name="P3" draw:layer="layout" draw:type="line" svg:x1="6.346cm" svg:y1="11.059cm" svg:x2="12.649cm" svg:y2="11.067cm" svg:d="M6346 11059l6303 8" svg:viewBox="0 0 6304 9">
            <text:p/>
          </draw:connector>
          <draw:line draw:style-name="gr40" draw:text-style-name="P3" draw:layer="layout" svg:x1="6.346cm" svg:y1="9.872cm" svg:x2="12.649cm" svg:y2="10.472cm">
            <text:p/>
          </draw:line>
          <draw:line draw:style-name="gr40" draw:text-style-name="P3" draw:layer="layout" svg:x1="6.346cm" svg:y1="11.045cm" svg:x2="12.649cm" svg:y2="10.484cm">
            <text:p/>
          </draw:line>
        </draw:g>
        <draw:g xml:id="id56" draw:id="id56">
          <draw:custom-shape draw:style-name="gr28" draw:text-style-name="P2" draw:layer="layout" svg:width="2.7cm" svg:height="0.733cm" svg:x="20.2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20.4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001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2.202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603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line" svg:x1="12.841cm" svg:y1="22.433cm" svg:x2="16.642cm" svg:y2="22.433cm" draw:start-shape="id35" draw:start-glue-point="1" draw:end-shape="id40" draw:end-glue-point="3" svg:d="M12841 22433h3801" svg:viewBox="0 0 3802 1">
          <text:p/>
        </draw:connector>
        <draw:g xml:id="id42" draw:id="id42">
          <draw:custom-shape draw:style-name="gr28" draw:text-style-name="P2" draw:layer="layout" svg:width="2.7cm" svg:height="0.733cm" svg:x="6.141cm" svg:y="1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6.341cm" svg:y="18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6.942cm" svg:y="18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8.143cm" svg:y="18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7.544cm" svg:y="1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custom-shape draw:style-name="gr33" draw:text-style-name="P2" draw:layer="layout" svg:width="0.5cm" svg:height="0.5cm" svg:x="5.741cm" svg:y="1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5.741cm" svg:y1="17.56cm" svg:x2="6.241cm" svg:y2="17.56cm">
            <text:p/>
          </draw:line>
          <draw:line draw:style-name="gr34" draw:text-style-name="P3" draw:layer="layout" svg:x1="6.001cm" svg:y1="17.3cm" svg:x2="6.001cm" svg:y2="17.8cm">
            <text:p/>
          </draw:line>
        </draw:g>
        <draw:connector draw:style-name="gr35" draw:text-style-name="P3" draw:layer="layout" draw:type="curve" svg:x1="4.491cm" svg:y1="18.867cm" svg:x2="5.741cm" svg:y2="17.55cm" draw:end-shape="id41" draw:end-glue-point="3" svg:d="M4491 18867c549 0-76-1317 1250-1317" svg:viewBox="0 0 1251 1318">
          <text:p/>
        </draw:connector>
        <draw:connector draw:style-name="gr35" draw:text-style-name="P3" draw:layer="layout" draw:type="curve" svg:x1="7.491cm" svg:y1="18.2cm" svg:x2="6.241cm" svg:y2="17.55cm" draw:start-shape="id42" draw:start-glue-point="0" draw:end-shape="id41" draw:end-glue-point="1" svg:d="M7491 18200c0-434-416-650-1250-650" svg:viewBox="0 0 1251 651">
          <text:p/>
        </draw:connector>
        <draw:g xml:id="id44" draw:id="id44">
          <draw:custom-shape draw:style-name="gr28" draw:text-style-name="P2" draw:layer="layout" svg:width="2.7cm" svg:height="0.733cm" svg:x="3.142cm" svg:y="18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42cm" svg:y="18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43cm" svg:y="1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44cm" svg:y="18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45cm" svg:y="18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custom-shape draw:style-name="gr28" draw:text-style-name="P2" draw:layer="layout" svg:width="2.7cm" svg:height="0.733cm" svg:x="13.142cm" svg:y="1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13.342cm" svg:y="18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3.943cm" svg:y="18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5.144cm" svg:y="18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4.545cm" svg:y="1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custom-shape draw:style-name="gr28" draw:text-style-name="P2" draw:layer="layout" svg:width="2.7cm" svg:height="0.733cm" svg:x="10.142cm" svg:y="18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0.342cm" svg:y="18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0.943cm" svg:y="1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144cm" svg:y="18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1.545cm" svg:y="18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custom-shape draw:style-name="gr33" draw:text-style-name="P2" draw:layer="layout" svg:width="0.5cm" svg:height="0.5cm" svg:x="12.742cm" svg:y="1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2.742cm" svg:y1="17.56cm" svg:x2="13.242cm" svg:y2="17.56cm">
            <text:p/>
          </draw:line>
          <draw:line draw:style-name="gr34" draw:text-style-name="P3" draw:layer="layout" svg:x1="13.002cm" svg:y1="17.3cm" svg:x2="13.002cm" svg:y2="17.8cm">
            <text:p/>
          </draw:line>
        </draw:g>
        <draw:connector draw:style-name="gr35" draw:text-style-name="P3" draw:layer="layout" draw:type="curve" svg:x1="11.492cm" svg:y1="18.867cm" svg:x2="12.742cm" svg:y2="17.55cm" draw:end-shape="id43" draw:end-glue-point="3" svg:d="M11492 18867c549 0-76-1317 1250-1317" svg:viewBox="0 0 1251 1318">
          <text:p/>
        </draw:connector>
        <draw:connector draw:style-name="gr35" draw:text-style-name="P3" draw:layer="layout" draw:type="curve" svg:x1="14.492cm" svg:y1="18.2cm" svg:x2="13.242cm" svg:y2="17.55cm" draw:end-shape="id43" draw:end-glue-point="1" svg:d="M14492 18200c-547 0 77-650-1250-650" svg:viewBox="0 0 1251 651">
          <text:p/>
        </draw:connector>
        <draw:g xml:id="id47" draw:id="id47">
          <draw:custom-shape draw:style-name="gr28" draw:text-style-name="P2" draw:layer="layout" svg:width="2.7cm" svg:height="0.733cm" svg:x="16.643cm" svg:y="18.8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6.843cm" svg:y="18.9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7.444cm" svg:y="1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645cm" svg:y="18.9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046cm" svg:y="18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7" draw:text-style-name="P3" draw:layer="layout" draw:type="curve" svg:x1="5.842cm" svg:y1="19.233cm" svg:x2="10.142cm" svg:y2="19.233cm" draw:start-shape="id44" draw:start-glue-point="1" draw:end-shape="id45" draw:end-glue-point="3" svg:d="M5842 19233h4300" svg:viewBox="0 0 4301 1">
          <text:p/>
        </draw:connector>
        <draw:connector draw:style-name="gr35" draw:text-style-name="P3" draw:layer="layout" draw:type="curve" svg:x1="13.142cm" svg:y1="18.566cm" svg:x2="8.841cm" svg:y2="18.566cm" draw:start-shape="id46" draw:start-glue-point="3" draw:end-shape="id42" draw:end-glue-point="1" svg:d="M13142 18566h-4301" svg:viewBox="0 0 4302 1">
          <text:p/>
        </draw:connector>
        <draw:g xml:id="id55" draw:id="id55">
          <draw:custom-shape draw:style-name="gr28" draw:text-style-name="P2" draw:layer="layout" svg:width="2.7cm" svg:height="0.733cm" svg:x="20.101cm" svg:y="18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20.301cm" svg:y="18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0.902cm" svg:y="18.3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2.103cm" svg:y="18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504cm" svg:y="1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line" svg:x1="12.842cm" svg:y1="19.233cm" svg:x2="16.643cm" svg:y2="19.233cm" draw:start-shape="id45" draw:start-glue-point="1" draw:end-shape="id47" draw:end-glue-point="3" svg:d="M12842 19233h3801" svg:viewBox="0 0 3802 1">
          <text:p/>
        </draw:connector>
        <draw:connector draw:style-name="gr35" draw:text-style-name="P16" draw:layer="layout" draw:type="curve" svg:x1="5.99cm" svg:y1="20.5cm" svg:x2="4.492cm" svg:y2="19.6cm" draw:start-shape="id33" draw:start-glue-point="0" draw:end-shape="id44" draw:end-glue-point="2" svg:d="M5990 20500c0-675-1498-225-1498-900" svg:viewBox="0 0 1499 901">
          <text:p/>
        </draw:connector>
        <draw:connector draw:style-name="gr35" draw:text-style-name="P16" draw:layer="layout" draw:type="curve" svg:x1="5.99cm" svg:y1="20.5cm" svg:x2="7.491cm" svg:y2="18.933cm" draw:start-shape="id33" draw:start-glue-point="0" draw:end-shape="id42" draw:end-glue-point="2" svg:d="M5990 20500c0-1174 1501-391 1501-1567" svg:viewBox="0 0 1502 1568">
          <text:p/>
        </draw:connector>
        <draw:custom-shape draw:style-name="gr27" draw:text-style-name="P10" draw:layer="layout" svg:width="2.397cm" svg:height="1.831cm" svg:x="0.326cm" svg:y="17.77cm">
          <text:p text:style-name="P1"><text:span text:style-name="T3">2 layer</text:span></text:p>
          <text:p text:style-name="P1"><text:span text:style-name="T3">Bi−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9" draw:id="id49">
          <draw:custom-shape draw:style-name="gr28" draw:text-style-name="P2" draw:layer="layout" svg:width="2.7cm" svg:height="0.733cm" svg:x="6.127cm" svg:y="12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6.327cm" svg:y="1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6.928cm" svg:y="13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8.129cm" svg:y="1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7.53cm" svg:y="13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custom-shape draw:style-name="gr33" draw:text-style-name="P2" draw:layer="layout" svg:width="0.5cm" svg:height="0.5cm" svg:x="5.727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5.727cm" svg:y1="12.345cm" svg:x2="6.227cm" svg:y2="12.345cm">
            <text:p/>
          </draw:line>
          <draw:line draw:style-name="gr34" draw:text-style-name="P3" draw:layer="layout" svg:x1="5.987cm" svg:y1="12.085cm" svg:x2="5.987cm" svg:y2="12.585cm">
            <text:p/>
          </draw:line>
        </draw:g>
        <draw:connector draw:style-name="gr35" draw:text-style-name="P3" draw:layer="layout" draw:type="curve" svg:x1="4.477cm" svg:y1="13.652cm" svg:x2="5.727cm" svg:y2="12.335cm" draw:end-shape="id48" draw:end-glue-point="3" svg:d="M4477 13652c549 0-76-1317 1250-1317" svg:viewBox="0 0 1251 1318">
          <text:p/>
        </draw:connector>
        <draw:connector draw:style-name="gr35" draw:text-style-name="P3" draw:layer="layout" draw:type="curve" svg:x1="7.477cm" svg:y1="12.985cm" svg:x2="6.227cm" svg:y2="12.335cm" draw:start-shape="id49" draw:start-glue-point="0" draw:end-shape="id48" draw:end-glue-point="1" svg:d="M7477 12985c0-434-416-650-1250-650" svg:viewBox="0 0 1251 651">
          <text:p/>
        </draw:connector>
        <draw:g xml:id="id53" draw:id="id53">
          <draw:custom-shape draw:style-name="gr28" draw:text-style-name="P2" draw:layer="layout" svg:width="2.7cm" svg:height="0.733cm" svg:x="3.128cm" svg:y="13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3.328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3.929cm" svg:y="1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13cm" svg:y="13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531cm" svg:y="13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custom-shape draw:style-name="gr28" draw:text-style-name="P2" draw:layer="layout" svg:width="2.7cm" svg:height="0.733cm" svg:x="13.128cm" svg:y="12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13.328cm" svg:y="1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3.929cm" svg:y="13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5.13cm" svg:y="1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4.531cm" svg:y="13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custom-shape draw:style-name="gr28" draw:text-style-name="P2" draw:layer="layout" svg:width="2.7cm" svg:height="0.733cm" svg:x="10.128cm" svg:y="13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0.328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0.929cm" svg:y="1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13cm" svg:y="13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1.531cm" svg:y="13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custom-shape draw:style-name="gr33" draw:text-style-name="P2" draw:layer="layout" svg:width="0.5cm" svg:height="0.5cm" svg:x="12.72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2.728cm" svg:y1="12.345cm" svg:x2="13.228cm" svg:y2="12.345cm">
            <text:p/>
          </draw:line>
          <draw:line draw:style-name="gr34" draw:text-style-name="P3" draw:layer="layout" svg:x1="12.988cm" svg:y1="12.085cm" svg:x2="12.988cm" svg:y2="12.585cm">
            <text:p/>
          </draw:line>
        </draw:g>
        <draw:connector draw:style-name="gr35" draw:text-style-name="P3" draw:layer="layout" draw:type="curve" svg:x1="11.478cm" svg:y1="13.652cm" svg:x2="12.728cm" svg:y2="12.335cm" draw:start-shape="id50" draw:start-glue-point="0" draw:end-shape="id51" draw:end-glue-point="3" svg:d="M11478 13652c0-878 416-1317 1250-1317" svg:viewBox="0 0 1251 1318">
          <text:p/>
        </draw:connector>
        <draw:connector draw:style-name="gr35" draw:text-style-name="P3" draw:layer="layout" draw:type="curve" svg:x1="14.478cm" svg:y1="12.985cm" svg:x2="13.228cm" svg:y2="12.335cm" draw:start-shape="id52" draw:start-glue-point="0" draw:end-shape="id51" draw:end-glue-point="1" svg:d="M14478 12985c0-434-416-650-1250-650" svg:viewBox="0 0 1251 651">
          <text:p/>
        </draw:connector>
        <draw:g xml:id="id54" draw:id="id54">
          <draw:custom-shape draw:style-name="gr28" draw:text-style-name="P2" draw:layer="layout" svg:width="2.7cm" svg:height="0.733cm" svg:x="16.629cm" svg:y="13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6.829cm" svg:y="13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7.43cm" svg:y="1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631cm" svg:y="13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032cm" svg:y="13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7" draw:text-style-name="P3" draw:layer="layout" draw:type="curve" svg:x1="5.828cm" svg:y1="14.018cm" svg:x2="10.128cm" svg:y2="14.018cm" draw:start-shape="id53" draw:start-glue-point="1" draw:end-shape="id50" draw:end-glue-point="3" svg:d="M5828 14018h4300" svg:viewBox="0 0 4301 1">
          <text:p/>
        </draw:connector>
        <draw:connector draw:style-name="gr35" draw:text-style-name="P3" draw:layer="layout" draw:type="curve" svg:x1="13.128cm" svg:y1="13.351cm" svg:x2="8.827cm" svg:y2="13.351cm" draw:start-shape="id52" draw:start-glue-point="3" draw:end-shape="id49" draw:end-glue-point="1" svg:d="M13128 13351h-4301" svg:viewBox="0 0 4302 1">
          <text:p/>
        </draw:connector>
        <draw:g xml:id="id57" draw:id="id57">
          <draw:custom-shape draw:style-name="gr28" draw:text-style-name="P2" draw:layer="layout" svg:width="2.7cm" svg:height="0.733cm" svg:x="20.087cm" svg:y="12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20.287cm" svg:y="1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0.888cm" svg:y="13.0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2.089cm" svg:y="13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49cm" svg:y="13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line" svg:x1="12.828cm" svg:y1="14.018cm" svg:x2="16.629cm" svg:y2="14.018cm" draw:start-shape="id50" draw:start-glue-point="1" draw:end-shape="id54" draw:end-glue-point="3" svg:d="M12828 14018h3801" svg:viewBox="0 0 3802 1">
          <text:p/>
        </draw:connector>
        <draw:custom-shape draw:style-name="gr27" draw:text-style-name="P10" draw:layer="layout" svg:width="2.397cm" svg:height="1.831cm" svg:x="0.312cm" svg:y="12.555cm">
          <text:p text:style-name="P1"><text:span text:style-name="T3">n-th</text:span><text:span text:style-name="T3"><text:line-break/></text:span><text:span text:style-name="T3">Bi−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6" draw:layer="layout" draw:type="curve" svg:x1="13.014cm" svg:y1="20.5cm" svg:x2="11.516cm" svg:y2="19.6cm" svg:d="M13014 20500c0-675-1498-225-1498-900" svg:viewBox="0 0 1499 901">
          <text:p/>
        </draw:connector>
        <draw:connector draw:style-name="gr35" draw:text-style-name="P16" draw:layer="layout" draw:type="curve" svg:x1="13.014cm" svg:y1="20.5cm" svg:x2="14.515cm" svg:y2="18.933cm" svg:d="M13014 20500c0-1174 1501-391 1501-1567" svg:viewBox="0 0 1502 1568">
          <text:p/>
        </draw:connector>
        <draw:connector draw:style-name="gr35" draw:text-style-name="P16" draw:layer="layout" draw:type="curve" svg:x1="12.99cm" svg:y1="15.286cm" svg:x2="11.492cm" svg:y2="14.386cm" svg:d="M12990 15286c0-675-1498-225-1498-900" svg:viewBox="0 0 1499 901">
          <text:p/>
        </draw:connector>
        <draw:connector draw:style-name="gr35" draw:text-style-name="P16" draw:layer="layout" draw:type="curve" svg:x1="12.99cm" svg:y1="15.286cm" svg:x2="14.491cm" svg:y2="13.719cm" svg:d="M12990 15286c0-1174 1501-391 1501-1567" svg:viewBox="0 0 1502 1568">
          <text:p/>
        </draw:connector>
        <draw:connector draw:style-name="gr35" draw:text-style-name="P16" draw:layer="layout" draw:type="curve" svg:x1="5.968cm" svg:y1="15.352cm" svg:x2="4.47cm" svg:y2="14.452cm" svg:d="M5968 15352c0-675-1498-225-1498-900" svg:viewBox="0 0 1499 901">
          <text:p/>
        </draw:connector>
        <draw:connector draw:style-name="gr35" draw:text-style-name="P16" draw:layer="layout" draw:type="curve" svg:x1="5.968cm" svg:y1="15.352cm" svg:x2="7.469cm" svg:y2="13.785cm" svg:d="M5968 15352c0-1174 1501-391 1501-1567" svg:viewBox="0 0 1502 1568">
          <text:p/>
        </draw:connector>
        <draw:g>
          <draw:custom-shape draw:style-name="gr33" draw:text-style-name="P2" draw:layer="layout" svg:width="0.5cm" svg:height="0.5cm" svg:x="5.742cm" svg:y="15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5.742cm" svg:y1="15.661cm" svg:x2="6.242cm" svg:y2="15.661cm">
            <text:p/>
          </draw:line>
          <draw:line draw:style-name="gr34" draw:text-style-name="P3" draw:layer="layout" svg:x1="6.002cm" svg:y1="15.401cm" svg:x2="6.002cm" svg:y2="15.901cm">
            <text:p/>
          </draw:line>
        </draw:g>
        <draw:g>
          <draw:custom-shape draw:style-name="gr33" draw:text-style-name="P2" draw:layer="layout" svg:width="0.5cm" svg:height="0.5cm" svg:x="12.716cm" svg:y="1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2.716cm" svg:y1="15.56cm" svg:x2="13.216cm" svg:y2="15.56cm">
            <text:p/>
          </draw:line>
          <draw:line draw:style-name="gr34" draw:text-style-name="P3" draw:layer="layout" svg:x1="12.976cm" svg:y1="15.3cm" svg:x2="12.976cm" svg:y2="15.8cm">
            <text:p/>
          </draw:line>
        </draw:g>
        <draw:connector draw:style-name="gr35" draw:text-style-name="P16" draw:layer="layout" draw:type="curve" svg:x1="19.514cm" svg:y1="20.503cm" svg:x2="18.016cm" svg:y2="19.603cm" svg:d="M19514 20503c0-675-1498-225-1498-900" svg:viewBox="0 0 1499 901">
          <text:p/>
        </draw:connector>
        <draw:connector draw:style-name="gr35" draw:text-style-name="P16" draw:layer="layout" draw:type="curve" svg:x1="19.514cm" svg:y1="20.503cm" svg:x2="21.015cm" svg:y2="18.936cm" svg:d="M19514 20503c0-1174 1501-391 1501-1567" svg:viewBox="0 0 1502 1568">
          <text:p/>
        </draw:connector>
        <draw:g>
          <draw:custom-shape draw:style-name="gr33" draw:text-style-name="P2" draw:layer="layout" svg:width="0.5cm" svg:height="0.5cm" svg:x="19.24cm" svg:y="20.5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9.24cm" svg:y1="20.777cm" svg:x2="19.74cm" svg:y2="20.777cm">
            <text:p/>
          </draw:line>
          <draw:line draw:style-name="gr34" draw:text-style-name="P3" draw:layer="layout" svg:x1="19.5cm" svg:y1="20.517cm" svg:x2="19.5cm" svg:y2="21.017cm">
            <text:p/>
          </draw:line>
        </draw:g>
        <draw:connector draw:style-name="gr35" draw:text-style-name="P16" draw:layer="layout" draw:type="curve" svg:x1="19.505cm" svg:y1="23.713cm" svg:x2="18.007cm" svg:y2="22.813cm" svg:d="M19505 23713c0-675-1498-225-1498-900" svg:viewBox="0 0 1499 901">
          <text:p/>
        </draw:connector>
        <draw:connector draw:style-name="gr35" draw:text-style-name="P16" draw:layer="layout" draw:type="curve" svg:x1="19.505cm" svg:y1="23.713cm" svg:x2="21.006cm" svg:y2="22.146cm" svg:d="M19505 23713c0-1174 1501-391 1501-1567" svg:viewBox="0 0 1502 1568">
          <text:p/>
        </draw:connector>
        <draw:g>
          <draw:custom-shape draw:style-name="gr28" draw:text-style-name="P2" draw:layer="layout" svg:width="2.7cm" svg:height="0.733cm" svg:x="11.743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1.943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544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745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146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1.744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1.944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2.545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746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147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18.185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8.385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986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20.187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9.588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8.186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8.386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8.987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20.188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9.589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curve" svg:x1="17.982cm" svg:y1="22.052cm" svg:x2="19.232cm" svg:y2="20.735cm" svg:d="M17982 22052c0-878 416-1317 1250-1317" svg:viewBox="0 0 1251 1318">
          <text:p/>
        </draw:connector>
        <draw:connector draw:style-name="gr35" draw:text-style-name="P3" draw:layer="layout" draw:type="curve" svg:x1="20.982cm" svg:y1="21.385cm" svg:x2="19.732cm" svg:y2="20.735cm" svg:d="M20982 21385c0-434-416-650-1250-650" svg:viewBox="0 0 1251 651">
          <text:p/>
        </draw:connector>
        <draw:custom-shape draw:style-name="gr41" draw:text-style-name="P10" draw:layer="layout" svg:width="2.397cm" svg:height="0.857cm" svg:x="4.819cm" svg:y="16.1cm">
          <text:p text:style-name="P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2.397cm" svg:height="0.857cm" svg:x="0.419cm" svg:y="16.1cm">
          <text:p text:style-name="P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2.397cm" svg:height="0.857cm" svg:x="11.772cm" svg:y="16.1cm">
          <text:p text:style-name="P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2.397cm" svg:height="0.857cm" svg:x="18.372cm" svg:y="16.1cm">
          <text:p text:style-name="P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6" draw:layer="layout" draw:type="curve" svg:x1="19.512cm" svg:y1="15.296cm" svg:x2="18.014cm" svg:y2="14.396cm" svg:d="M19512 15296c0-675-1498-225-1498-900" svg:viewBox="0 0 1499 901">
          <text:p/>
        </draw:connector>
        <draw:connector draw:style-name="gr35" draw:text-style-name="P16" draw:layer="layout" draw:type="curve" svg:x1="19.512cm" svg:y1="15.296cm" svg:x2="21.013cm" svg:y2="13.729cm" svg:d="M19512 15296c0-1174 1501-391 1501-1567" svg:viewBox="0 0 1502 1568">
          <text:p/>
        </draw:connector>
        <draw:g>
          <draw:custom-shape draw:style-name="gr33" draw:text-style-name="P2" draw:layer="layout" svg:width="0.5cm" svg:height="0.5cm" svg:x="19.238cm" svg:y="15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9.238cm" svg:y1="15.57cm" svg:x2="19.738cm" svg:y2="15.57cm">
            <text:p/>
          </draw:line>
          <draw:line draw:style-name="gr34" draw:text-style-name="P3" draw:layer="layout" svg:x1="19.498cm" svg:y1="15.31cm" svg:x2="19.498cm" svg:y2="15.81cm">
            <text:p/>
          </draw:line>
        </draw:g>
        <draw:g>
          <draw:custom-shape draw:style-name="gr38" draw:text-style-name="P2" draw:layer="layout" svg:width="1.933cm" svg:height="0.697cm" draw:transform="rotate (-1.5707963267949) translate (20.346cm 9.48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4" draw:layer="layout" svg:width="0.5cm" svg:height="0.5cm" draw:transform="rotate (-1.5707963267949) translate (20.255cm 10.8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20.255cm 10.2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20.255cm 9.6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curve" svg:x1="20.101cm" svg:y1="18.566cm" svg:x2="15.842cm" svg:y2="18.566cm" draw:start-shape="id55" draw:start-glue-point="3" svg:d="M20101 18566h-4259" svg:viewBox="0 0 4260 1">
          <text:p/>
        </draw:connector>
        <draw:connector draw:style-name="gr35" draw:text-style-name="P3" draw:layer="layout" draw:type="curve" svg:x1="20.2cm" svg:y1="21.766cm" svg:x2="15.843cm" svg:y2="21.766cm" draw:start-shape="id56" draw:start-glue-point="3" svg:d="M20200 21766h-4357" svg:viewBox="0 0 4358 1">
          <text:p/>
        </draw:connector>
        <draw:connector draw:style-name="gr35" draw:text-style-name="P3" draw:layer="layout" draw:type="curve" svg:x1="20.087cm" svg:y1="13.351cm" svg:x2="15.828cm" svg:y2="13.351cm" draw:start-shape="id57" draw:start-glue-point="3" draw:end-shape="id52" draw:end-glue-point="1" svg:d="M20087 13351h-4259" svg:viewBox="0 0 4260 1">
          <text:p/>
        </draw:connector>
        <draw:connector draw:style-name="gr32" draw:text-style-name="P3" draw:layer="layout" draw:type="line" svg:x1="19.328cm" svg:y1="14.018cm" svg:x2="23.129cm" svg:y2="14.018cm" svg:d="M19328 14018h3801" svg:viewBox="0 0 3802 1">
          <text:p/>
        </draw:connector>
        <draw:g xml:id="id58" draw:id="id58">
          <draw:custom-shape draw:style-name="gr33" draw:text-style-name="P2" draw:layer="layout" svg:width="0.5cm" svg:height="0.5cm" svg:x="19.265cm" svg:y="17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9.265cm" svg:y1="17.552cm" svg:x2="19.765cm" svg:y2="17.552cm">
            <text:p/>
          </draw:line>
          <draw:line draw:style-name="gr34" draw:text-style-name="P3" draw:layer="layout" svg:x1="19.525cm" svg:y1="17.292cm" svg:x2="19.525cm" svg:y2="17.792cm">
            <text:p/>
          </draw:line>
        </draw:g>
        <draw:connector draw:style-name="gr35" draw:text-style-name="P3" draw:layer="layout" draw:type="curve" svg:x1="18.015cm" svg:y1="18.859cm" svg:x2="19.265cm" svg:y2="17.542cm" draw:end-shape="id58" draw:end-glue-point="3" svg:d="M18015 18859c549 0-76-1317 1250-1317" svg:viewBox="0 0 1251 1318">
          <text:p/>
        </draw:connector>
        <draw:connector draw:style-name="gr35" draw:text-style-name="P3" draw:layer="layout" draw:type="curve" svg:x1="21.015cm" svg:y1="18.192cm" svg:x2="19.765cm" svg:y2="17.542cm" draw:end-shape="id58" draw:end-glue-point="1" svg:d="M21015 18192c-547 0 77-650-1250-650" svg:viewBox="0 0 1251 651">
          <text:p/>
        </draw:connector>
        <draw:custom-shape draw:style-name="gr27" draw:text-style-name="P15" draw:layer="layout" svg:width="2.397cm" svg:height="1.831cm" svg:x="12.058cm" svg:y="25.358cm">
          <text:p text:style-name="P1"><text:span text:style-name="T4">x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8.458cm" svg:y="25.358cm">
          <text:p text:style-name="P1"><text:span text:style-name="T4">x</text:span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8.458cm" svg:y="7.358cm">
          <text:p text:style-name="P1"><text:span text:style-name="T4">Y</text:span><text:span text:style-name="T5">2,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1.82cm" svg:y="7.358cm">
          <text:p text:style-name="P1"><text:span text:style-name="T4">Y</text:span><text:span text:style-name="T5">2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4.82cm" svg:y="7.358cm">
          <text:p text:style-name="P1"><text:span text:style-name="T4">Y</text:span><text:span text:style-name="T5">2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0.271cm" svg:y="7.332cm">
          <text:p text:style-name="P1"><text:span text:style-name="T3">Predict </text:span></text:p>
          <text:p text:style-name="P1"><text:span text:style-name="T3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0.27cm" svg:y="4.34cm">
          <text:p text:style-name="P1"><text:span text:style-name="T3">CRF </text:span></text:p>
          <text:p text:style-name="P1"><text:span text:style-name="T3">(Task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8" draw:text-style-name="P2" draw:layer="layout" svg:width="1.933cm" svg:height="0.697cm" draw:transform="rotate (-1.5707963267949) translate (11.445cm 4.29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4" draw:layer="layout" svg:width="0.5cm" svg:height="0.5cm" draw:transform="rotate (-1.5707963267949) translate (11.354cm 5.6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11.354cm 5.0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11.354cm 4.4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custom-shape draw:style-name="gr38" draw:text-style-name="P2" draw:layer="layout" svg:width="1.933cm" svg:height="0.697cm" draw:transform="rotate (-1.5707963267949) translate (4.445cm 4.28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4" draw:layer="layout" svg:width="0.5cm" svg:height="0.5cm" draw:transform="rotate (-1.5707963267949) translate (4.354cm 5.6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4.354cm 5.0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4.354cm 4.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40" draw:text-style-name="P3" draw:layer="layout" draw:type="line" svg:x1="11.445cm" svg:y1="5.255cm" svg:x2="17.748cm" svg:y2="5.263cm" svg:d="M11445 5255l6303 8" svg:viewBox="0 0 6304 9">
            <text:p/>
          </draw:connector>
          <draw:connector draw:style-name="gr40" draw:text-style-name="P3" draw:layer="layout" draw:type="line" svg:x1="11.445cm" svg:y1="5.255cm" svg:x2="17.748cm" svg:y2="5.263cm" svg:d="M11445 5255l6303 8" svg:viewBox="0 0 6304 9">
            <text:p/>
          </draw:connector>
          <draw:connector draw:style-name="gr40" draw:text-style-name="P3" draw:layer="layout" draw:type="line" svg:x1="11.445cm" svg:y1="5.255cm" svg:x2="17.748cm" svg:y2="5.263cm" svg:d="M11445 5255l6303 8" svg:viewBox="0 0 6304 9">
            <text:p/>
          </draw:connector>
          <draw:line draw:style-name="gr40" draw:text-style-name="P3" draw:layer="layout" svg:x1="11.445cm" svg:y1="5.243cm" svg:x2="17.748cm" svg:y2="4.682cm">
            <text:p/>
          </draw:line>
          <draw:line draw:style-name="gr40" draw:text-style-name="P3" draw:layer="layout" svg:x1="11.445cm" svg:y1="5.263cm" svg:x2="17.748cm" svg:y2="5.863cm">
            <text:p/>
          </draw:line>
          <draw:connector draw:style-name="gr40" draw:text-style-name="P3" draw:layer="layout" draw:type="line" svg:x1="11.445cm" svg:y1="4.659cm" svg:x2="17.748cm" svg:y2="4.667cm" svg:d="M11445 4659l6303 8" svg:viewBox="0 0 6304 9">
            <text:p/>
          </draw:connector>
          <draw:connector draw:style-name="gr40" draw:text-style-name="P3" draw:layer="layout" draw:type="line" svg:x1="11.445cm" svg:y1="5.863cm" svg:x2="17.748cm" svg:y2="5.871cm" svg:d="M11445 5863l6303 8" svg:viewBox="0 0 6304 9">
            <text:p/>
          </draw:connector>
          <draw:line draw:style-name="gr40" draw:text-style-name="P3" draw:layer="layout" svg:x1="11.445cm" svg:y1="4.676cm" svg:x2="17.748cm" svg:y2="5.276cm">
            <text:p/>
          </draw:line>
          <draw:line draw:style-name="gr40" draw:text-style-name="P3" draw:layer="layout" svg:x1="11.445cm" svg:y1="5.849cm" svg:x2="17.748cm" svg:y2="5.288cm">
            <text:p/>
          </draw:line>
        </draw:g>
        <draw:g>
          <draw:connector draw:style-name="gr40" draw:text-style-name="P3" draw:layer="layout" draw:type="line" svg:x1="4.445cm" svg:y1="5.259cm" svg:x2="10.748cm" svg:y2="5.267cm" svg:d="M4445 5259l6303 8" svg:viewBox="0 0 6304 9">
            <text:p/>
          </draw:connector>
          <draw:connector draw:style-name="gr40" draw:text-style-name="P3" draw:layer="layout" draw:type="line" svg:x1="4.445cm" svg:y1="5.259cm" svg:x2="10.748cm" svg:y2="5.267cm" svg:d="M4445 5259l6303 8" svg:viewBox="0 0 6304 9">
            <text:p/>
          </draw:connector>
          <draw:connector draw:style-name="gr40" draw:text-style-name="P3" draw:layer="layout" draw:type="line" svg:x1="4.445cm" svg:y1="5.259cm" svg:x2="10.748cm" svg:y2="5.267cm" svg:d="M4445 5259l6303 8" svg:viewBox="0 0 6304 9">
            <text:p/>
          </draw:connector>
          <draw:line draw:style-name="gr40" draw:text-style-name="P3" draw:layer="layout" svg:x1="4.445cm" svg:y1="5.247cm" svg:x2="10.748cm" svg:y2="4.686cm">
            <text:p/>
          </draw:line>
          <draw:line draw:style-name="gr40" draw:text-style-name="P3" draw:layer="layout" svg:x1="4.445cm" svg:y1="5.267cm" svg:x2="10.748cm" svg:y2="5.867cm">
            <text:p/>
          </draw:line>
          <draw:connector draw:style-name="gr40" draw:text-style-name="P3" draw:layer="layout" draw:type="line" svg:x1="4.445cm" svg:y1="4.663cm" svg:x2="10.748cm" svg:y2="4.671cm" svg:d="M4445 4663l6303 8" svg:viewBox="0 0 6304 9">
            <text:p/>
          </draw:connector>
          <draw:connector draw:style-name="gr40" draw:text-style-name="P3" draw:layer="layout" draw:type="line" svg:x1="4.445cm" svg:y1="5.867cm" svg:x2="10.748cm" svg:y2="5.875cm" svg:d="M4445 5867l6303 8" svg:viewBox="0 0 6304 9">
            <text:p/>
          </draw:connector>
          <draw:line draw:style-name="gr40" draw:text-style-name="P3" draw:layer="layout" svg:x1="4.445cm" svg:y1="4.68cm" svg:x2="10.748cm" svg:y2="5.28cm">
            <text:p/>
          </draw:line>
          <draw:line draw:style-name="gr40" draw:text-style-name="P3" draw:layer="layout" svg:x1="4.445cm" svg:y1="5.853cm" svg:x2="10.748cm" svg:y2="5.292cm">
            <text:p/>
          </draw:line>
        </draw:g>
        <draw:g>
          <draw:custom-shape draw:style-name="gr38" draw:text-style-name="P2" draw:layer="layout" svg:width="1.933cm" svg:height="0.697cm" draw:transform="rotate (-1.5707963267949) translate (18.445cm 4.29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4" draw:layer="layout" svg:width="0.5cm" svg:height="0.5cm" draw:transform="rotate (-1.5707963267949) translate (18.354cm 5.6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18.354cm 5.0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4" draw:layer="layout" svg:width="0.5cm" svg:height="0.5cm" draw:transform="rotate (-1.5707963267949) translate (18.354cm 4.4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15" draw:layer="layout" svg:width="2.397cm" svg:height="1.831cm" svg:x="18.457cm" svg:y="2.166cm">
          <text:p text:style-name="P1"><text:span text:style-name="T4">Y</text:span><text:span text:style-name="T5">1,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1.819cm" svg:y="2.166cm">
          <text:p text:style-name="P1"><text:span text:style-name="T4">Y</text:span><text:span text:style-name="T5">2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4.819cm" svg:y="2.166cm">
          <text:p text:style-name="P1"><text:span text:style-name="T4">Y</text:span><text:span text:style-name="T5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0.27cm" svg:y="2.14cm">
          <text:p text:style-name="P1"><text:span text:style-name="T3">Predict </text:span></text:p>
          <text:p text:style-name="P1"><text:span text:style-name="T3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" draw:layer="layout" draw:type="curve" draw:line-skew="2.046cm" svg:x1="5.977cm" svg:y1="12.085cm" svg:x2="4.096cm" svg:y2="6.222cm" draw:start-shape="id48" draw:start-glue-point="0" draw:end-shape="id59" draw:end-glue-point="2" svg:d="M5977 12085c0-1327-1881 1604-1881-5863" svg:viewBox="0 0 1882 5864">
          <text:p/>
        </draw:connector>
        <draw:connector draw:style-name="gr35" draw:text-style-name="P3" draw:layer="layout" draw:type="curve" draw:line-skew="2.046cm" svg:x1="13.004cm" svg:y1="12.086cm" svg:x2="11.123cm" svg:y2="6.223cm" svg:d="M13004 12086c0-1327-1881 1604-1881-5863" svg:viewBox="0 0 1882 5864">
          <text:p/>
        </draw:connector>
        <draw:connector draw:style-name="gr35" draw:text-style-name="P3" draw:layer="layout" draw:type="curve" draw:line-skew="2.046cm" svg:x1="20.031cm" svg:y1="12.087cm" svg:x2="18.15cm" svg:y2="6.224cm" svg:d="M20031 12087c0-1327-1881 1604-1881-5863" svg:viewBox="0 0 1882 5864">
          <text:p/>
        </draw:connector>
        <draw:connector draw:style-name="gr35" draw:text-style-name="P3" draw:layer="layout" draw:type="line" svg:x1="20.032cm" svg:y1="12.107cm" svg:x2="20.039cm" svg:y2="11.423cm" svg:d="M20032 12107l7-684" svg:viewBox="0 0 8 685">
          <text:p/>
        </draw:connector>
        <draw:g xml:id="id60" draw:id="id60">
          <draw:custom-shape draw:style-name="gr33" draw:text-style-name="P2" draw:layer="layout" svg:width="0.5cm" svg:height="0.5cm" svg:x="19.77cm" svg:y="12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9.77cm" svg:y1="12.346cm" svg:x2="20.27cm" svg:y2="12.346cm">
            <text:p/>
          </draw:line>
          <draw:line draw:style-name="gr34" draw:text-style-name="P3" draw:layer="layout" svg:x1="20.03cm" svg:y1="12.086cm" svg:x2="20.03cm" svg:y2="12.586cm">
            <text:p/>
          </draw:line>
        </draw:g>
        <draw:connector draw:style-name="gr35" draw:text-style-name="P3" draw:layer="layout" draw:type="curve" svg:x1="18.52cm" svg:y1="13.653cm" svg:x2="19.77cm" svg:y2="12.336cm" draw:end-shape="id60" draw:end-glue-point="3" svg:d="M18520 13653c549 0-76-1317 1250-1317" svg:viewBox="0 0 1251 1318">
          <text:p/>
        </draw:connector>
        <draw:connector draw:style-name="gr35" draw:text-style-name="P3" draw:layer="layout" draw:type="curve" svg:x1="21.52cm" svg:y1="12.986cm" svg:x2="20.27cm" svg:y2="12.336cm" draw:end-shape="id60" draw:end-glue-point="1" svg:d="M21520 12986c-547 0 77-650-1250-650" svg:viewBox="0 0 1251 651">
          <text:p/>
        </draw:connector>
      </draw:page>
      <draw:page draw:name="page4" draw:style-name="dp1" draw:master-page-name="Default">
        <draw:custom-shape draw:style-name="gr28" draw:text-style-name="P2" draw:layer="layout" svg:width="2.7cm" svg:height="0.733cm" svg:x="10.316cm" svg:y="15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draw:layer="layout" svg:width="0.5cm" svg:height="0.5cm" svg:x="10.516cm" svg:y="15.3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draw:layer="layout" svg:width="0.5cm" svg:height="0.5cm" svg:x="11.117cm" svg:y="15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draw:layer="layout" svg:width="0.5cm" svg:height="0.5cm" svg:x="12.318cm" svg:y="15.3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draw:layer="layout" svg:width="0.5cm" svg:height="0.5cm" svg:x="11.719cm" svg:y="15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1" draw:id="id61">
          <draw:custom-shape draw:style-name="gr33" draw:text-style-name="P2" draw:layer="layout" svg:width="0.5cm" svg:height="0.5cm" svg:x="8.216cm" svg:y="13.5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8.216cm" svg:y1="13.791cm" svg:x2="8.716cm" svg:y2="13.791cm">
            <text:p/>
          </draw:line>
          <draw:line draw:style-name="gr34" draw:text-style-name="P3" draw:layer="layout" svg:x1="8.476cm" svg:y1="13.531cm" svg:x2="8.476cm" svg:y2="14.031cm">
            <text:p/>
          </draw:line>
        </draw:g>
        <draw:connector draw:style-name="gr35" draw:text-style-name="P3" draw:layer="layout" draw:type="curve" svg:x1="5.266cm" svg:y1="15.258cm" svg:x2="8.216cm" svg:y2="13.781cm" draw:end-shape="id61" draw:end-glue-point="3" svg:d="M5266 15258c1824 0 349-1477 2950-1477" svg:viewBox="0 0 2951 1478">
          <text:p/>
        </draw:connector>
        <draw:connector draw:style-name="gr35" draw:text-style-name="P3" draw:layer="layout" draw:type="curve" svg:x1="11.666cm" svg:y1="15.284cm" svg:x2="8.716cm" svg:y2="13.781cm" draw:end-shape="id61" draw:end-glue-point="1" svg:d="M11666 15284c-1822 0-348-1503-2950-1503" svg:viewBox="0 0 2951 1504">
          <text:p/>
        </draw:connector>
        <draw:g xml:id="id67" draw:id="id67">
          <draw:custom-shape draw:style-name="gr28" draw:text-style-name="P2" draw:layer="layout" svg:width="2.7cm" svg:height="0.733cm" svg:x="7.141cm" svg:y="11.8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7.341cm" svg:y="12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7.942cm" svg:y="12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9.143cm" svg:y="12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8.544cm" svg:y="12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7.142cm" svg:y="11.8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7.342cm" svg:y="12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7.943cm" svg:y="12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9.144cm" svg:y="12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8.545cm" svg:y="12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8" draw:text-style-name="P2" draw:layer="layout" svg:width="2.7cm" svg:height="0.733cm" svg:x="3.916cm" svg:y="15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0.5cm" svg:height="0.5cm" svg:x="4.116cm" svg:y="15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5cm" svg:height="0.5cm" svg:x="4.717cm" svg:y="15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5cm" svg:height="0.5cm" svg:x="5.918cm" svg:y="15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5cm" svg:height="0.5cm" svg:x="5.319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2" draw:id="id62">
          <draw:custom-shape draw:style-name="gr28" draw:text-style-name="P2" draw:layer="layout" svg:width="2.7cm" svg:height="0.733cm" svg:x="13.141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13.341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3.942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5.143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4.544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custom-shape draw:style-name="gr28" draw:text-style-name="P2" draw:layer="layout" svg:width="2.7cm" svg:height="0.733cm" svg:x="10.141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0.341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0.942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143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1.544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curve" svg:x1="13.093cm" svg:y1="23.767cm" svg:x2="14.491cm" svg:y2="22.133cm" draw:end-shape="id62" draw:end-glue-point="2" svg:d="M13093 23767c0-837 1398-20 1398-1634" svg:viewBox="0 0 1399 1635">
          <text:p/>
        </draw:connector>
        <draw:connector draw:style-name="gr32" draw:text-style-name="P3" draw:layer="layout" draw:type="curve" svg:x1="13.093cm" svg:y1="23.767cm" svg:x2="11.491cm" svg:y2="22.8cm" draw:end-shape="id63" draw:end-glue-point="2" svg:d="M13093 23767c0-336-1602 147-1602-967" svg:viewBox="0 0 1603 968">
          <text:p/>
        </draw:connector>
        <draw:g xml:id="id64" draw:id="id64">
          <draw:custom-shape draw:style-name="gr33" draw:text-style-name="P2" draw:layer="layout" svg:width="0.5cm" svg:height="0.5cm" svg:x="12.741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2.741cm" svg:y1="20.76cm" svg:x2="13.241cm" svg:y2="20.76cm">
            <text:p/>
          </draw:line>
          <draw:line draw:style-name="gr34" draw:text-style-name="P3" draw:layer="layout" svg:x1="13.001cm" svg:y1="20.5cm" svg:x2="13.001cm" svg:y2="21cm">
            <text:p/>
          </draw:line>
        </draw:g>
        <draw:connector draw:style-name="gr35" draw:text-style-name="P3" draw:layer="layout" draw:type="curve" svg:x1="11.491cm" svg:y1="22.067cm" svg:x2="12.741cm" svg:y2="20.75cm" draw:start-shape="id63" draw:start-glue-point="0" draw:end-shape="id64" draw:end-glue-point="3" svg:d="M11491 22067c0-878 416-1317 1250-1317" svg:viewBox="0 0 1251 1318">
          <text:p/>
        </draw:connector>
        <draw:connector draw:style-name="gr35" draw:text-style-name="P3" draw:layer="layout" draw:type="curve" svg:x1="14.491cm" svg:y1="21.4cm" svg:x2="13.241cm" svg:y2="20.75cm" draw:start-shape="id62" draw:start-glue-point="0" draw:end-shape="id64" draw:end-glue-point="1" svg:d="M14491 21400c0-434-416-650-1250-650" svg:viewBox="0 0 1251 651">
          <text:p/>
        </draw:connector>
        <draw:g xml:id="id65" draw:id="id65">
          <draw:custom-shape draw:style-name="gr28" draw:text-style-name="P2" draw:layer="layout" svg:width="2.7cm" svg:height="0.733cm" svg:x="16.642cm" svg:y="22.0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6.842cm" svg:y="22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7.443cm" svg:y="22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644cm" svg:y="22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045cm" svg:y="22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11.742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1.942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543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744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145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1.743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1.943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2.544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745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146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10" draw:layer="layout" svg:width="2.397cm" svg:height="1.831cm" svg:x="0.8cm" svg:y="11.3cm">
          <text:p text:style-name="P1"><text:span text:style-name="T3">Input </text:span></text:p>
          <text:p text:style-name="P1"><text:span text:style-name="T3">Embe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6" draw:id="id66">
          <draw:custom-shape draw:style-name="gr28" draw:text-style-name="P2" draw:layer="layout" svg:width="2.7cm" svg:height="0.733cm" svg:x="20.2cm" svg:y="21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20.4cm" svg:y="2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001cm" svg:y="21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2.202cm" svg:y="21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603cm" svg:y="21.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line" svg:x1="12.841cm" svg:y1="22.433cm" svg:x2="16.642cm" svg:y2="22.433cm" draw:start-shape="id63" draw:start-glue-point="1" draw:end-shape="id65" draw:end-glue-point="3" svg:d="M12841 22433h3801" svg:viewBox="0 0 3802 1">
          <text:p/>
        </draw:connector>
        <draw:g>
          <draw:custom-shape draw:style-name="gr33" draw:text-style-name="P2" draw:layer="layout" svg:width="0.5cm" svg:height="0.5cm" svg:x="19.24cm" svg:y="20.5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9.24cm" svg:y1="20.777cm" svg:x2="19.74cm" svg:y2="20.777cm">
            <text:p/>
          </draw:line>
          <draw:line draw:style-name="gr34" draw:text-style-name="P3" draw:layer="layout" svg:x1="19.5cm" svg:y1="20.517cm" svg:x2="19.5cm" svg:y2="21.017cm">
            <text:p/>
          </draw:line>
        </draw:g>
        <draw:connector draw:style-name="gr35" draw:text-style-name="P16" draw:layer="layout" draw:type="curve" svg:x1="19.505cm" svg:y1="23.713cm" svg:x2="18.007cm" svg:y2="22.813cm" svg:d="M19505 23713c0-675-1498-225-1498-900" svg:viewBox="0 0 1499 901">
          <text:p/>
        </draw:connector>
        <draw:connector draw:style-name="gr35" draw:text-style-name="P16" draw:layer="layout" draw:type="curve" svg:x1="19.505cm" svg:y1="23.713cm" svg:x2="21.006cm" svg:y2="22.146cm" svg:d="M19505 23713c0-1174 1501-391 1501-1567" svg:viewBox="0 0 1502 1568">
          <text:p/>
        </draw:connector>
        <draw:g>
          <draw:custom-shape draw:style-name="gr28" draw:text-style-name="P2" draw:layer="layout" svg:width="2.7cm" svg:height="0.733cm" svg:x="11.743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1.943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544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745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146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1.744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1.944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2.545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746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147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18.185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8.385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986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20.187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9.588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8.186cm" svg:y="23.7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8.386cm" svg:y="23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8.987cm" svg:y="23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20.188cm" svg:y="23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9.589cm" svg:y="23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curve" svg:x1="17.982cm" svg:y1="22.052cm" svg:x2="19.232cm" svg:y2="20.735cm" svg:d="M17982 22052c0-878 416-1317 1250-1317" svg:viewBox="0 0 1251 1318">
          <text:p/>
        </draw:connector>
        <draw:connector draw:style-name="gr35" draw:text-style-name="P3" draw:layer="layout" draw:type="curve" svg:x1="20.982cm" svg:y1="21.385cm" svg:x2="19.732cm" svg:y2="20.735cm" svg:d="M20982 21385c0-434-416-650-1250-650" svg:viewBox="0 0 1251 651">
          <text:p/>
        </draw:connector>
        <draw:connector draw:style-name="gr35" draw:text-style-name="P3" draw:layer="layout" draw:type="curve" svg:x1="20.2cm" svg:y1="21.766cm" svg:x2="15.843cm" svg:y2="21.766cm" draw:start-shape="id66" draw:start-glue-point="3" svg:d="M20200 21766h-4357" svg:viewBox="0 0 4358 1">
          <text:p/>
        </draw:connector>
        <draw:custom-shape draw:style-name="gr27" draw:text-style-name="P15" draw:layer="layout" svg:width="2.397cm" svg:height="1.831cm" svg:x="4.074cm" svg:y="16.371cm">
          <text:p text:style-name="P1"><text:span text:style-name="T3">Word </text:span></text:p>
          <text:p text:style-name="P1"><text:span text:style-name="T3">embe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8.458cm" svg:y="25.358cm">
          <text:p text:style-name="P1"><text:span text:style-name="T4">x</text:span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" draw:layer="layout" draw:type="curve" svg:x1="8.466cm" svg:y1="13.531cm" svg:x2="8.491cm" svg:y2="12.631cm" draw:start-shape="id61" draw:start-glue-point="0" draw:end-shape="id67" draw:end-glue-point="2" svg:d="M8466 13531c0-675 25-225 25-900" svg:viewBox="0 0 26 901">
          <text:p/>
        </draw:connector>
        <draw:custom-shape draw:style-name="gr28" draw:text-style-name="P2" xml:id="id68" draw:id="id68" draw:layer="layout" svg:width="2.7cm" svg:height="0.733cm" svg:x="7.116cm" svg:y="15.2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draw:layer="layout" svg:width="0.5cm" svg:height="0.5cm" svg:x="7.316cm" svg:y="15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7.917cm" svg:y="15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9.118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1" draw:layer="layout" svg:width="0.5cm" svg:height="0.5cm" svg:x="8.519cm" svg:y="15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397cm" svg:height="1.831cm" svg:x="7.273cm" svg:y="16.371cm">
          <text:p text:style-name="P1"><text:span text:style-name="T3">Char-CNN </text:span></text:p>
          <text:p text:style-name="P1"><text:span text:style-name="T3">embe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0.572cm" svg:y="16.371cm">
          <text:p text:style-name="P1"><text:span text:style-name="T3">Additional</text:span></text:p>
          <text:p text:style-name="P1"><text:span text:style-name="T3">embe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" draw:layer="layout" draw:type="curve" svg:x1="8.466cm" svg:y1="15.267cm" svg:x2="8.466cm" svg:y2="14.031cm" draw:start-shape="id68" draw:start-glue-point="0" draw:end-shape="id61" draw:end-glue-point="2" svg:d="M8466 15267v-1236" svg:viewBox="0 0 1 1237">
          <text:p/>
        </draw:connector>
      </draw:page>
      <draw:page draw:name="page5" draw:style-name="dp1" draw:master-page-name="Default">
        <draw:g xml:id="id69" draw:id="id69">
          <draw:custom-shape draw:style-name="gr28" draw:text-style-name="P2" draw:layer="layout" svg:width="2.7cm" svg:height="0.733cm" svg:x="6.949cm" svg:y="20.9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7.149cm" svg:y="21.0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7.75cm" svg:y="2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8.951cm" svg:y="2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8.352cm" svg:y="2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custom-shape draw:style-name="gr28" draw:text-style-name="P2" draw:layer="layout" svg:width="2.7cm" svg:height="0.733cm" svg:x="3.949cm" svg:y="21.6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4.149cm" svg:y="2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75cm" svg:y="21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951cm" svg:y="21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352cm" svg:y="21.7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1" draw:text-style-name="P3" draw:layer="layout" draw:type="curve" svg:x1="6.901cm" svg:y1="23.359cm" svg:x2="8.299cm" svg:y2="21.725cm" draw:end-shape="id69" draw:end-glue-point="2" svg:d="M6901 23359c0-837 1398-20 1398-1634" svg:viewBox="0 0 1399 1635">
          <text:p/>
        </draw:connector>
        <draw:connector draw:style-name="gr32" draw:text-style-name="P3" draw:layer="layout" draw:type="curve" svg:x1="6.901cm" svg:y1="23.359cm" svg:x2="5.299cm" svg:y2="22.392cm" draw:end-shape="id70" draw:end-glue-point="2" svg:d="M6901 23359c0-336-1602 147-1602-967" svg:viewBox="0 0 1603 968">
          <text:p/>
        </draw:connector>
        <draw:g xml:id="id71" draw:id="id71">
          <draw:custom-shape draw:style-name="gr33" draw:text-style-name="P2" draw:layer="layout" svg:width="0.5cm" svg:height="0.5cm" svg:x="6.549cm" svg:y="20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6.549cm" svg:y1="20.352cm" svg:x2="7.049cm" svg:y2="20.352cm">
            <text:p/>
          </draw:line>
          <draw:line draw:style-name="gr34" draw:text-style-name="P3" draw:layer="layout" svg:x1="6.809cm" svg:y1="20.092cm" svg:x2="6.809cm" svg:y2="20.592cm">
            <text:p/>
          </draw:line>
        </draw:g>
        <draw:connector draw:style-name="gr35" draw:text-style-name="P3" draw:layer="layout" draw:type="curve" svg:x1="5.299cm" svg:y1="21.659cm" svg:x2="6.549cm" svg:y2="20.342cm" draw:start-shape="id70" draw:start-glue-point="0" draw:end-shape="id71" draw:end-glue-point="3" svg:d="M5299 21659c0-878 416-1317 1250-1317" svg:viewBox="0 0 1251 1318">
          <text:p/>
        </draw:connector>
        <draw:connector draw:style-name="gr35" draw:text-style-name="P3" draw:layer="layout" draw:type="curve" svg:x1="8.299cm" svg:y1="20.992cm" svg:x2="7.049cm" svg:y2="20.342cm" draw:start-shape="id69" draw:start-glue-point="0" draw:end-shape="id71" draw:end-glue-point="1" svg:d="M8299 20992c0-434-416-650-1250-650" svg:viewBox="0 0 1251 651">
          <text:p/>
        </draw:connector>
        <draw:g>
          <draw:custom-shape draw:style-name="gr28" draw:text-style-name="P2" draw:layer="layout" svg:width="2.7cm" svg:height="0.733cm" svg:x="3.95cm" svg:y="21.6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4.15cm" svg:y="2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751cm" svg:y="21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952cm" svg:y="21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353cm" svg:y="21.7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5.55cm" svg:y="23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5.75cm" svg:y="23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6.351cm" svg:y="2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7.552cm" svg:y="2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6.953cm" svg:y="23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5.551cm" svg:y="23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5.751cm" svg:y="23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6.352cm" svg:y="2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7.553cm" svg:y="2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6.954cm" svg:y="23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custom-shape draw:style-name="gr28" draw:text-style-name="P2" draw:layer="layout" svg:width="2.7cm" svg:height="0.733cm" svg:x="3.95cm" svg:y="21.6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4.15cm" svg:y="2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4.751cm" svg:y="21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952cm" svg:y="21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5.353cm" svg:y="21.7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custom-shape draw:style-name="gr28" draw:text-style-name="P2" draw:layer="layout" svg:width="2.7cm" svg:height="0.733cm" svg:x="13.95cm" svg:y="20.9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14.15cm" svg:y="21.0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4.751cm" svg:y="2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5.952cm" svg:y="2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15.353cm" svg:y="2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custom-shape draw:style-name="gr28" draw:text-style-name="P2" draw:layer="layout" svg:width="2.7cm" svg:height="0.733cm" svg:x="10.95cm" svg:y="21.6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1.15cm" svg:y="2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1.751cm" svg:y="21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952cm" svg:y="21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2.353cm" svg:y="21.7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curve" svg:x1="13.902cm" svg:y1="23.359cm" svg:x2="15.3cm" svg:y2="21.725cm" draw:end-shape="id72" draw:end-glue-point="2" svg:d="M13902 23359c0-837 1398-20 1398-1634" svg:viewBox="0 0 1399 1635">
          <text:p/>
        </draw:connector>
        <draw:connector draw:style-name="gr32" draw:text-style-name="P3" draw:layer="layout" draw:type="curve" svg:x1="13.902cm" svg:y1="23.359cm" svg:x2="12.3cm" svg:y2="22.392cm" draw:end-shape="id73" draw:end-glue-point="2" svg:d="M13902 23359c0-336-1602 147-1602-967" svg:viewBox="0 0 1603 968">
          <text:p/>
        </draw:connector>
        <draw:g xml:id="id74" draw:id="id74">
          <draw:custom-shape draw:style-name="gr33" draw:text-style-name="P2" draw:layer="layout" svg:width="0.5cm" svg:height="0.5cm" svg:x="13.55cm" svg:y="20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13.55cm" svg:y1="20.352cm" svg:x2="14.05cm" svg:y2="20.352cm">
            <text:p/>
          </draw:line>
          <draw:line draw:style-name="gr34" draw:text-style-name="P3" draw:layer="layout" svg:x1="13.81cm" svg:y1="20.092cm" svg:x2="13.81cm" svg:y2="20.592cm">
            <text:p/>
          </draw:line>
        </draw:g>
        <draw:connector draw:style-name="gr35" draw:text-style-name="P3" draw:layer="layout" draw:type="curve" svg:x1="12.3cm" svg:y1="21.659cm" svg:x2="13.55cm" svg:y2="20.342cm" draw:start-shape="id73" draw:start-glue-point="0" draw:end-shape="id74" draw:end-glue-point="3" svg:d="M12300 21659c0-878 416-1317 1250-1317" svg:viewBox="0 0 1251 1318">
          <text:p/>
        </draw:connector>
        <draw:connector draw:style-name="gr35" draw:text-style-name="P3" draw:layer="layout" draw:type="curve" svg:x1="15.3cm" svg:y1="20.992cm" svg:x2="14.05cm" svg:y2="20.342cm" draw:start-shape="id72" draw:start-glue-point="0" draw:end-shape="id74" draw:end-glue-point="1" svg:d="M15300 20992c0-434-416-650-1250-650" svg:viewBox="0 0 1251 651">
          <text:p/>
        </draw:connector>
        <draw:g xml:id="id76" draw:id="id76">
          <draw:custom-shape draw:style-name="gr28" draw:text-style-name="P2" draw:layer="layout" svg:width="2.7cm" svg:height="0.733cm" svg:x="17.877cm" svg:y="21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8.077cm" svg:y="21.7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8.678cm" svg:y="21.7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9.879cm" svg:y="21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9.28cm" svg:y="21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12.551cm" svg:y="23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2.751cm" svg:y="23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352cm" svg:y="2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4.553cm" svg:y="2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954cm" svg:y="23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2.552cm" svg:y="23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2.752cm" svg:y="23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353cm" svg:y="2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4.554cm" svg:y="2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955cm" svg:y="23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7" draw:text-style-name="P3" draw:layer="layout" draw:type="curve" svg:x1="6.65cm" svg:y1="22.025cm" svg:x2="10.95cm" svg:y2="22.025cm" draw:start-shape="id75" draw:start-glue-point="1" draw:end-shape="id73" draw:end-glue-point="3" svg:d="M6650 22025h4300" svg:viewBox="0 0 4301 1">
          <text:p/>
        </draw:connector>
        <draw:connector draw:style-name="gr35" draw:text-style-name="P3" draw:layer="layout" draw:type="curve" svg:x1="13.95cm" svg:y1="21.358cm" svg:x2="9.649cm" svg:y2="21.358cm" draw:start-shape="id72" draw:start-glue-point="3" draw:end-shape="id69" draw:end-glue-point="1" svg:d="M13950 21358h-4301" svg:viewBox="0 0 4302 1">
          <text:p/>
        </draw:connector>
        <draw:custom-shape draw:style-name="gr27" draw:text-style-name="P10" draw:layer="layout" svg:width="2.397cm" svg:height="1.831cm" svg:x="1.135cm" svg:y="20.562cm">
          <text:p text:style-name="P1"><text:span text:style-name="T3">Bi−LST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2.397cm" svg:height="1.831cm" svg:x="1.209cm" svg:y="22.661cm">
          <text:p text:style-name="P1"><text:span text:style-name="T3">Input </text:span></text:p>
          <text:p text:style-name="P1"><text:span text:style-name="T3">embe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5.867cm" svg:y="24.95cm">
          <text:p text:style-name="P1"><text:span text:style-name="T4">x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7" draw:id="id77">
          <draw:custom-shape draw:style-name="gr28" draw:text-style-name="P2" draw:layer="layout" svg:width="2.7cm" svg:height="0.733cm" svg:x="21.009cm" svg:y="20.9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svg:x="21.209cm" svg:y="21.0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1.81cm" svg:y="2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3.011cm" svg:y="2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svg:x="22.412cm" svg:y="21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line" svg:x1="13.65cm" svg:y1="22.025cm" svg:x2="17.877cm" svg:y2="22.046cm" draw:start-shape="id73" draw:start-glue-point="1" draw:end-shape="id76" draw:end-glue-point="3" svg:d="M13650 22025l4227 21" svg:viewBox="0 0 4228 22">
          <text:p/>
        </draw:connector>
        <draw:g>
          <draw:custom-shape draw:style-name="gr33" draw:text-style-name="P2" draw:layer="layout" svg:width="0.5cm" svg:height="0.5cm" svg:x="20.049cm" svg:y="20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" draw:layer="layout" svg:x1="20.049cm" svg:y1="20.369cm" svg:x2="20.549cm" svg:y2="20.369cm">
            <text:p/>
          </draw:line>
          <draw:line draw:style-name="gr34" draw:text-style-name="P3" draw:layer="layout" svg:x1="20.309cm" svg:y1="20.109cm" svg:x2="20.309cm" svg:y2="20.609cm">
            <text:p/>
          </draw:line>
        </draw:g>
        <draw:connector draw:style-name="gr35" draw:text-style-name="P16" draw:layer="layout" draw:type="curve" svg:x1="20.314cm" svg:y1="23.305cm" svg:x2="18.816cm" svg:y2="22.405cm" svg:d="M20314 23305c0-675-1498-225-1498-900" svg:viewBox="0 0 1499 901">
          <text:p/>
        </draw:connector>
        <draw:connector draw:style-name="gr35" draw:text-style-name="P16" draw:layer="layout" draw:type="curve" svg:x1="20.314cm" svg:y1="23.305cm" svg:x2="21.815cm" svg:y2="21.738cm" svg:d="M20314 23305c0-1174 1501-391 1501-1567" svg:viewBox="0 0 1502 1568">
          <text:p/>
        </draw:connector>
        <draw:g>
          <draw:custom-shape draw:style-name="gr28" draw:text-style-name="P2" draw:layer="layout" svg:width="2.7cm" svg:height="0.733cm" svg:x="12.552cm" svg:y="23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2.752cm" svg:y="23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353cm" svg:y="2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4.554cm" svg:y="2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3.955cm" svg:y="23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2.553cm" svg:y="23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2.753cm" svg:y="23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354cm" svg:y="2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4.555cm" svg:y="2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3.956cm" svg:y="23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2.7cm" svg:height="0.733cm" svg:x="18.994cm" svg:y="23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svg:x="19.194cm" svg:y="23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19.795cm" svg:y="2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20.996cm" svg:y="2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svg:x="20.397cm" svg:y="23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" draw:layer="layout" svg:width="2.7cm" svg:height="0.733cm" svg:x="18.995cm" svg:y="23.3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3" draw:layer="layout" svg:width="0.5cm" svg:height="0.5cm" svg:x="19.195cm" svg:y="23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19.796cm" svg:y="2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20.997cm" svg:y="2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3" draw:layer="layout" svg:width="0.5cm" svg:height="0.5cm" svg:x="20.398cm" svg:y="23.4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5" draw:text-style-name="P3" draw:layer="layout" draw:type="curve" svg:x1="18.791cm" svg:y1="21.644cm" svg:x2="20.041cm" svg:y2="20.327cm" svg:d="M18791 21644c0-878 416-1317 1250-1317" svg:viewBox="0 0 1251 1318">
          <text:p/>
        </draw:connector>
        <draw:connector draw:style-name="gr35" draw:text-style-name="P3" draw:layer="layout" draw:type="curve" svg:x1="21.791cm" svg:y1="20.977cm" svg:x2="20.541cm" svg:y2="20.327cm" svg:d="M21791 20977c0-434-416-650-1250-650" svg:viewBox="0 0 1251 651">
          <text:p/>
        </draw:connector>
        <draw:connector draw:style-name="gr35" draw:text-style-name="P3" draw:layer="layout" draw:type="curve" svg:x1="21.009cm" svg:y1="21.358cm" svg:x2="16.652cm" svg:y2="21.358cm" draw:start-shape="id77" draw:start-glue-point="3" svg:d="M21009 21358h-4357" svg:viewBox="0 0 4358 1">
          <text:p/>
        </draw:connector>
        <draw:custom-shape draw:style-name="gr27" draw:text-style-name="P15" draw:layer="layout" svg:width="2.397cm" svg:height="1.831cm" svg:x="12.867cm" svg:y="24.95cm">
          <text:p text:style-name="P1"><text:span text:style-name="T4">x</text:span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2.397cm" svg:height="1.831cm" svg:x="19.267cm" svg:y="24.95cm">
          <text:p text:style-name="P1"><text:span text:style-name="T4">x</text:span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9" draw:id="id79">
          <draw:custom-shape draw:style-name="gr28" draw:text-style-name="P2" draw:layer="layout" svg:width="2.7cm" svg:height="0.733cm" svg:x="13.956cm" svg:y="17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8" draw:layer="layout" svg:width="0.5cm" svg:height="0.5cm" svg:x="14.156cm" svg:y="17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0.5cm" svg:height="0.5cm" svg:x="14.757cm" svg:y="17.7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0.5cm" svg:height="0.5cm" svg:x="15.958cm" svg:y="17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0.5cm" svg:height="0.5cm" svg:x="15.359cm" svg:y="17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8" draw:id="id78">
          <draw:custom-shape draw:style-name="gr28" draw:text-style-name="P2" draw:layer="layout" svg:width="2.7cm" svg:height="0.733cm" svg:x="10.976cm" svg:y="17.6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7" draw:layer="layout" svg:width="0.5cm" svg:height="0.5cm" svg:x="11.176cm" svg:y="17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svg:x="11.777cm" svg:y="17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svg:x="12.978cm" svg:y="17.7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svg:x="12.379cm" svg:y="17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curve" svg:x1="13.819cm" svg:y1="20.092cm" svg:x2="12.326cm" svg:y2="18.387cm" draw:end-shape="id78" draw:end-glue-point="2" svg:d="M13819 20092c0-889-1493-37-1493-1705" svg:viewBox="0 0 1494 1706">
          <text:p/>
        </draw:connector>
        <draw:connector draw:style-name="gr31" draw:text-style-name="P3" draw:layer="layout" draw:type="curve" svg:x1="13.819cm" svg:y1="20.092cm" svg:x2="15.306cm" svg:y2="18.394cm" draw:end-shape="id79" draw:end-glue-point="2" svg:d="M13819 20092c0-885 1487-36 1487-1698" svg:viewBox="0 0 1488 1699">
          <text:p/>
        </draw:connector>
        <draw:custom-shape draw:style-name="gr44" draw:text-style-name="P10" draw:layer="layout" svg:width="2.397cm" svg:height="0.879cm" svg:x="1.135cm" svg:y="17.614cm">
          <text:p text:style-name="P1"><text:span text:style-name="T3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3" draw:layer="layout" draw:type="line" svg:x1="20.611cm" svg:y1="22.034cm" svg:x2="24.838cm" svg:y2="22.055cm" svg:d="M20611 22034l4227 21" svg:viewBox="0 0 4228 22">
          <text:p/>
        </draw:connector>
        <draw:g xml:id="id81" draw:id="id81">
          <draw:custom-shape draw:style-name="gr28" draw:text-style-name="P2" draw:layer="layout" svg:width="2.7cm" svg:height="0.733cm" svg:x="20.437cm" svg:y="17.6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8" draw:layer="layout" svg:width="0.5cm" svg:height="0.5cm" svg:x="20.637cm" svg:y="17.7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0.5cm" svg:height="0.5cm" svg:x="21.238cm" svg:y="17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0.5cm" svg:height="0.5cm" svg:x="22.439cm" svg:y="17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0.5cm" svg:height="0.5cm" svg:x="21.84cm" svg:y="17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0" draw:id="id80">
          <draw:custom-shape draw:style-name="gr28" draw:text-style-name="P2" draw:layer="layout" svg:width="2.7cm" svg:height="0.733cm" svg:x="17.457cm" svg:y="17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7" draw:layer="layout" svg:width="0.5cm" svg:height="0.5cm" svg:x="17.657cm" svg:y="17.7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svg:x="18.258cm" svg:y="17.7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svg:x="19.459cm" svg:y="17.7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svg:x="18.86cm" svg:y="17.7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curve" svg:x1="20.3cm" svg:y1="20.083cm" svg:x2="18.807cm" svg:y2="18.378cm" draw:end-shape="id80" draw:end-glue-point="2" svg:d="M20300 20083c0-889-1493-37-1493-1705" svg:viewBox="0 0 1494 1706">
          <text:p/>
        </draw:connector>
        <draw:connector draw:style-name="gr31" draw:text-style-name="P3" draw:layer="layout" draw:type="curve" svg:x1="20.3cm" svg:y1="20.083cm" svg:x2="21.787cm" svg:y2="18.385cm" draw:end-shape="id81" draw:end-glue-point="2" svg:d="M20300 20083c0-885 1487-36 1487-1698" svg:viewBox="0 0 1488 1699">
          <text:p/>
        </draw:connector>
        <draw:g xml:id="id83" draw:id="id83">
          <draw:custom-shape draw:style-name="gr28" draw:text-style-name="P2" draw:layer="layout" svg:width="2.7cm" svg:height="0.733cm" svg:x="6.938cm" svg:y="17.6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8" draw:layer="layout" svg:width="0.5cm" svg:height="0.5cm" svg:x="7.138cm" svg:y="17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0.5cm" svg:height="0.5cm" svg:x="7.739cm" svg:y="17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0.5cm" svg:height="0.5cm" svg:x="8.94cm" svg:y="17.7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8" draw:layer="layout" svg:width="0.5cm" svg:height="0.5cm" svg:x="8.341cm" svg:y="17.7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custom-shape draw:style-name="gr28" draw:text-style-name="P2" draw:layer="layout" svg:width="2.7cm" svg:height="0.733cm" svg:x="3.958cm" svg:y="17.6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7" draw:layer="layout" svg:width="0.5cm" svg:height="0.5cm" svg:x="4.158cm" svg:y="17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svg:x="4.759cm" svg:y="17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svg:x="5.96cm" svg:y="17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svg:x="5.361cm" svg:y="1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2" draw:text-style-name="P3" draw:layer="layout" draw:type="curve" svg:x1="6.801cm" svg:y1="20.074cm" svg:x2="5.308cm" svg:y2="18.369cm" draw:end-shape="id82" draw:end-glue-point="2" svg:d="M6801 20074c0-889-1493-37-1493-1705" svg:viewBox="0 0 1494 1706">
          <text:p/>
        </draw:connector>
        <draw:connector draw:style-name="gr31" draw:text-style-name="P3" draw:layer="layout" draw:type="curve" svg:x1="6.801cm" svg:y1="20.074cm" svg:x2="8.288cm" svg:y2="18.376cm" draw:end-shape="id83" draw:end-glue-point="2" svg:d="M6801 20074c0-885 1487-36 1487-1698" svg:viewBox="0 0 1488 1699">
          <text:p/>
        </draw:connector>
        <draw:connector draw:style-name="gr35" draw:text-style-name="P3" draw:layer="layout" draw:type="line" svg:x1="5.308cm" svg:y1="17.636cm" svg:x2="7.009cm" svg:y2="15.469cm" draw:start-shape="id82" draw:start-glue-point="0" svg:d="M5308 17636l1701-2167" svg:viewBox="0 0 1702 2168">
          <text:p/>
        </draw:connector>
        <draw:connector draw:style-name="gr35" draw:text-style-name="P3" draw:layer="layout" draw:type="line" svg:x1="21.787cm" svg:y1="17.652cm" svg:x2="7.009cm" svg:y2="15.469cm" draw:start-shape="id81" draw:start-glue-point="0" svg:d="M21787 17652l-14778-2183" svg:viewBox="0 0 14779 2184">
          <text:p/>
        </draw:connector>
        <draw:custom-shape draw:style-name="gr45" draw:text-style-name="P10" xml:id="id84" draw:id="id84" draw:layer="layout" svg:width="2.7cm" svg:height="0.733cm" svg:x="5.659cm" svg:y="14.736cm">
          <text:p text:style-name="P1"><text:span text:style-name="T3">Biaff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2.397cm" svg:height="0.879cm" svg:x="1.135cm" svg:y="14.614cm">
          <text:p text:style-name="P1"><text:span text:style-name="T3">Biaff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9" xml:id="id85" draw:id="id85" draw:layer="layout" svg:width="2.397cm" svg:height="0.879cm" svg:x="5.815cm" svg:y="12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" draw:layer="layout" draw:type="line" svg:x1="7.009cm" svg:y1="14.736cm" svg:x2="7.013cm" svg:y2="13.393cm" draw:start-shape="id84" draw:start-glue-point="0" draw:end-shape="id85" draw:end-glue-point="2" svg:d="M7009 14736l4-1343" svg:viewBox="0 0 5 1344">
          <text:p/>
        </draw:connector>
        <draw:custom-shape draw:style-name="gr44" draw:text-style-name="P10" draw:layer="layout" svg:width="2.397cm" svg:height="0.879cm" svg:x="1.135cm" svg:y="14.614cm">
          <text:p text:style-name="P1"><text:span text:style-name="T3">Biaff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0" xml:id="id86" draw:id="id86" draw:layer="layout" svg:width="2.7cm" svg:height="0.733cm" svg:x="12.38cm" svg:y="14.745cm">
          <text:p text:style-name="P1"><text:span text:style-name="T3">Biaff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9" xml:id="id87" draw:id="id87" draw:layer="layout" svg:width="2.397cm" svg:height="0.879cm" svg:x="12.536cm" svg:y="12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" draw:layer="layout" draw:type="line" svg:x1="13.73cm" svg:y1="14.745cm" svg:x2="13.734cm" svg:y2="13.402cm" draw:start-shape="id86" draw:start-glue-point="0" draw:end-shape="id87" draw:end-glue-point="2" svg:d="M13730 14745l4-1343" svg:viewBox="0 0 5 1344">
          <text:p/>
        </draw:connector>
        <draw:connector draw:style-name="gr35" draw:text-style-name="P3" draw:layer="layout" draw:type="line" svg:x1="12.326cm" svg:y1="17.654cm" svg:x2="13.73cm" svg:y2="15.478cm" draw:start-shape="id78" draw:start-glue-point="0" draw:end-shape="id86" draw:end-glue-point="2" svg:d="M12326 17654l1404-2176" svg:viewBox="0 0 1405 2177">
          <text:p/>
        </draw:connector>
        <draw:connector draw:style-name="gr35" draw:text-style-name="P3" draw:layer="layout" draw:type="line" svg:x1="21.787cm" svg:y1="17.652cm" svg:x2="13.73cm" svg:y2="15.478cm" draw:start-shape="id81" draw:start-glue-point="0" draw:end-shape="id86" draw:end-glue-point="2" svg:d="M21787 17652l-8057-2174" svg:viewBox="0 0 8058 2175">
          <text:p/>
        </draw:connector>
      </draw:page>
      <draw:page draw:name="page6" draw:style-name="dp1" draw:master-page-name="Default">
        <draw:custom-shape draw:style-name="gr47" draw:text-style-name="P20" xml:id="id88" draw:id="id88" draw:layer="layout" svg:width="3.297cm" svg:height="1.3cm" svg:x="1.416cm" svg:y="9.414cm">
          <text:p text:style-name="P1"><text:span text:style-name="T3">Domai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28" draw:text-style-name="P2" draw:layer="layout" svg:width="2.7cm" svg:height="0.733cm" draw:transform="rotate (-1.5707963267949) translate (11.849cm 13.71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draw:transform="rotate (-1.5707963267949) translate (11.742cm 13.9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41cm 14.5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4cm 15.7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39cm 15.1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custom-shape draw:style-name="gr28" draw:text-style-name="P2" draw:layer="layout" svg:width="2.7cm" svg:height="0.733cm" draw:transform="rotate (-1.5707963267949) translate (8.549cm 11.21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draw:transform="rotate (-1.5707963267949) translate (8.442cm 11.4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41cm 12.0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4cm 13.2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39cm 12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1" draw:id="id91">
          <draw:custom-shape draw:style-name="gr28" draw:text-style-name="P2" draw:layer="layout" svg:width="2.7cm" svg:height="0.733cm" draw:transform="rotate (-1.5707963267949) translate (11.816cm 8.71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draw:transform="rotate (-1.5707963267949) translate (11.709cm 8.9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08cm 9.5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07cm 10.7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06cm 10.1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8" draw:text-style-name="P20" draw:layer="layout" svg:width="2.397cm" svg:height="1.3cm" svg:x="6.825cm" svg:y="6.614cm">
          <text:p text:style-name="P1"><text:span text:style-name="T3">Shared</text:span></text:p>
          <text:p text:style-name="P1"><text:span text:style-name="T3">Bi-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layout" svg:width="2.397cm" svg:height="1.3cm" svg:x="10.225cm" svg:y="6.614cm">
          <text:p text:style-name="P1"><text:span text:style-name="T3">Not-Shared</text:span></text:p>
          <text:p text:style-name="P1"><text:span text:style-name="T3">Bi-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3" draw:layer="layout" draw:type="line" svg:x1="4.713cm" svg:y1="10.064cm" svg:x2="7.816cm" svg:y2="12.564cm" draw:start-shape="id88" draw:start-glue-point="1" draw:end-shape="id89" draw:end-glue-point="3" svg:d="M4713 10064l3103 2500" svg:viewBox="0 0 3104 2501">
          <text:p/>
        </draw:connector>
        <draw:custom-shape draw:style-name="gr47" draw:text-style-name="P20" xml:id="id90" draw:id="id90" draw:layer="layout" svg:width="3.297cm" svg:height="1.3cm" svg:x="1.416cm" svg:y="14.414cm">
          <text:p text:style-name="P1"><text:span text:style-name="T3">Domai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3" draw:layer="layout" draw:type="line" svg:x1="4.713cm" svg:y1="15.064cm" svg:x2="7.816cm" svg:y2="12.564cm" draw:start-shape="id90" draw:start-glue-point="1" draw:end-shape="id89" draw:end-glue-point="3" svg:d="M4713 15064l3103-2500" svg:viewBox="0 0 3104 2501">
          <text:p/>
        </draw:connector>
        <draw:connector draw:style-name="gr49" draw:text-style-name="P3" draw:layer="layout" draw:type="line" svg:x1="4.713cm" svg:y1="10.064cm" svg:x2="11.083cm" svg:y2="10.064cm" draw:start-shape="id88" draw:start-glue-point="1" draw:end-shape="id91" draw:end-glue-point="3" svg:d="M4713 10064h6370" svg:viewBox="0 0 6371 1">
          <text:p/>
        </draw:connector>
        <draw:connector draw:style-name="gr49" draw:text-style-name="P3" draw:layer="layout" draw:type="line" svg:x1="4.713cm" svg:y1="15.064cm" svg:x2="11.116cm" svg:y2="15.064cm" draw:start-shape="id90" draw:start-glue-point="1" draw:end-shape="id92" draw:end-glue-point="3" svg:d="M4713 15064h6403" svg:viewBox="0 0 6404 1">
          <text:p/>
        </draw:connector>
        <draw:connector draw:style-name="gr40" draw:text-style-name="P3" draw:layer="layout" draw:type="curve" svg:x1="8.549cm" svg:y1="12.564cm" svg:x2="15.566cm" svg:y2="10.654cm" draw:start-shape="id89" draw:start-glue-point="1" draw:end-shape="id93" draw:end-glue-point="2" svg:d="M8549 12564c4678 0 7017-636 7017-1910" svg:viewBox="0 0 7018 1911">
          <text:p/>
        </draw:connector>
        <draw:custom-shape draw:style-name="gr50" draw:text-style-name="P21" xml:id="id93" draw:id="id93" draw:layer="layout" svg:width="1.9cm" svg:height="1.174cm" svg:x="14.616cm" svg:y="9.48cm">
          <text:p text:style-name="P1"><text:span text:style-name="T3">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1" xml:id="id94" draw:id="id94" draw:layer="layout" svg:width="1.899cm" svg:height="1.174cm" svg:x="14.617cm" svg:y="14.481cm">
          <text:p text:style-name="P1"><text:span text:style-name="T3">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svg:x1="8.549cm" svg:y1="12.564cm" svg:x2="15.566cm" svg:y2="14.481cm" draw:start-shape="id89" draw:start-glue-point="1" draw:end-shape="id94" draw:end-glue-point="0" svg:d="M8549 12564c4678 0 7017 639 7017 1917" svg:viewBox="0 0 7018 1918">
          <text:p/>
        </draw:connector>
        <draw:connector draw:style-name="gr40" draw:text-style-name="P3" draw:layer="layout" draw:type="curve" svg:x1="11.816cm" svg:y1="10.064cm" svg:x2="14.616cm" svg:y2="10.067cm" draw:start-shape="id91" draw:start-glue-point="1" draw:end-shape="id93" draw:end-glue-point="3" svg:d="M11816 10064c2100 0 700 3 2800 3" svg:viewBox="0 0 2801 4">
          <text:p/>
        </draw:connector>
        <draw:connector draw:style-name="gr40" draw:text-style-name="P3" draw:layer="layout" draw:type="curve" svg:x1="11.849cm" svg:y1="15.064cm" svg:x2="14.617cm" svg:y2="15.068cm" draw:start-shape="id92" draw:start-glue-point="1" draw:end-shape="id94" svg:d="M11849 15064c2076 0 692 4 2768 4" svg:viewBox="0 0 2769 5">
          <text:p/>
        </draw:connector>
        <draw:custom-shape draw:style-name="gr52" draw:text-style-name="P10" xml:id="id95" draw:id="id95" draw:layer="layout" svg:width="2.7cm" svg:height="1.074cm" svg:x="21.216cm" svg:y="12.04cm">
          <text:p text:style-name="P1"><text:span text:style-name="T3">Biaff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svg:x1="16.516cm" svg:y1="15.068cm" svg:x2="22.566cm" svg:y2="13.114cm" draw:start-shape="id94" draw:start-glue-point="1" draw:end-shape="id95" draw:end-glue-point="2" svg:d="M16516 15068c4034 0 6050-651 6050-1954" svg:viewBox="0 0 6051 1955">
          <text:p/>
        </draw:connector>
        <draw:connector draw:style-name="gr40" draw:text-style-name="P3" draw:layer="layout" draw:type="curve" svg:x1="16.516cm" svg:y1="10.067cm" svg:x2="22.566cm" svg:y2="12.04cm" draw:start-shape="id93" draw:start-glue-point="1" draw:end-shape="id95" draw:end-glue-point="0" svg:d="M16516 10067c4034 0 6050 657 6050 1973" svg:viewBox="0 0 6051 1974">
          <text:p/>
        </draw:connector>
        <draw:connector draw:style-name="gr40" draw:text-style-name="P3" draw:layer="layout" draw:type="line" svg:x1="23.916cm" svg:y1="12.577cm" svg:x2="25.807cm" svg:y2="12.561cm" draw:start-shape="id95" draw:start-glue-point="1" svg:d="M23916 12577l1891-16" svg:viewBox="0 0 1892 17">
          <text:p/>
        </draw:connector>
        <draw:custom-shape draw:style-name="gr48" draw:text-style-name="P20" draw:layer="layout" svg:width="2.397cm" svg:height="1.3cm" svg:x="14.03cm" svg:y="6.514cm">
          <text:p text:style-name="P1"><text:span text:style-name="T3">Gated</text:span></text:p>
          <text:p text:style-name="P1"><text:span text:style-name="T3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layout" svg:width="2.397cm" svg:height="1.3cm" svg:x="24.026cm" svg:y="6.514cm">
          <text:p text:style-name="P1"><text:span text:style-name="T3">Predi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measurelines" svg:width="2.397cm" svg:height="1.3cm" svg:x="17.826cm" svg:y="6.514cm">
          <text:p text:style-name="P1"><text:span text:style-name="T3">Adversarial</text:span></text:p>
          <text:p text:style-name="P1"><text:span text:style-name="T3">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2" xml:id="id96" draw:id="id96" draw:layer="measurelines" svg:width="2.2cm" svg:height="2.2cm" svg:x="17.816cm" svg:y="11.514cm">
          <text:p text:style-name="P1"><text:span text:style-name="T6">Lo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4" draw:text-style-name="P3" draw:layer="measurelines" draw:type="line" svg:x1="17.816cm" svg:y1="12.614cm" svg:x2="8.549cm" svg:y2="12.564cm" draw:start-shape="id96" draw:start-glue-point="5" draw:end-shape="id89" draw:end-glue-point="1" svg:d="M17816 12614l-9267-50" svg:viewBox="0 0 9268 51">
          <text:p/>
        </draw:connector>
        <draw:custom-shape draw:style-name="gr48" draw:text-style-name="P20" draw:layer="measurelines" svg:width="2.397cm" svg:height="1.3cm" svg:x="21.311cm" svg:y="6.514cm">
          <text:p text:style-name="P1"><text:span text:style-name="T3">Biaff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7" draw:id="id97">
          <draw:custom-shape draw:style-name="gr28" draw:text-style-name="P2" draw:layer="measurelines" svg:width="2.7cm" svg:height="0.733cm" draw:transform="rotate (-1.5707963267949) translate (7.549cm 24.31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measurelines" svg:width="0.5cm" svg:height="0.5cm" draw:transform="rotate (-1.5707963267949) translate (7.442cm 24.5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measurelines" svg:width="0.5cm" svg:height="0.5cm" draw:transform="rotate (-1.5707963267949) translate (7.441cm 25.1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measurelines" svg:width="0.5cm" svg:height="0.5cm" draw:transform="rotate (-1.5707963267949) translate (7.44cm 26.3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measurelines" svg:width="0.5cm" svg:height="0.5cm" draw:transform="rotate (-1.5707963267949) translate (7.439cm 25.71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5" draw:text-style-name="P23" xml:id="id98" draw:id="id98" draw:layer="measurelines" svg:width="1.9cm" svg:height="1.174cm" svg:x="8.717cm" svg:y="22.181cm">
          <text:p text:style-name="P1"><text:span text:style-name="T7">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3" draw:layer="measurelines" draw:type="curve" svg:x1="7.549cm" svg:y1="25.665cm" svg:x2="9.667cm" svg:y2="23.355cm" draw:start-shape="id97" draw:start-glue-point="1" draw:end-shape="id98" draw:end-glue-point="2" svg:d="M7549 25665c1412 0 2118-770 2118-2310" svg:viewBox="0 0 2119 2311">
          <text:p/>
        </draw:connector>
        <draw:g xml:id="id99" draw:id="id99">
          <draw:custom-shape draw:style-name="gr57" draw:text-style-name="P24" draw:layer="measurelines" svg:width="2.7cm" svg:height="0.733cm" draw:transform="rotate (-1.5707963267949) translate (12.503cm 24.30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0" draw:text-style-name="P3" draw:layer="measurelines" draw:type="line" svg:x1="7.549cm" svg:y1="25.665cm" svg:x2="11.77cm" svg:y2="25.652cm" draw:start-shape="id97" draw:start-glue-point="1" draw:end-shape="id99" draw:end-glue-point="3" svg:d="M7549 25665l4221-13" svg:viewBox="0 0 4222 14">
          <text:p/>
        </draw:connector>
        <draw:custom-shape draw:style-name="gr48" draw:text-style-name="P20" draw:layer="measurelines" svg:width="2.397cm" svg:height="1.3cm" svg:x="10.911cm" svg:y="20.514cm">
          <text:p text:style-name="P1"><text:span text:style-name="T3">Gradient</text:span></text:p>
          <text:p text:style-name="P1"><text:span text:style-name="T3">Reversal</text:span></text:p>
          <text:p text:style-name="P1"><text:span text:style-name="T3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measurelines" svg:width="2.397cm" svg:height="1.3cm" svg:x="5.925cm" svg:y="20.414cm">
          <text:p text:style-name="P1"><text:span text:style-name="T3">Shared</text:span></text:p>
          <text:p text:style-name="P1"><text:span text:style-name="T3">LST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8" draw:text-style-name="P3" draw:layer="measurelines" svg:width="0.554cm" svg:height="3.194cm" svg:x="15.716cm" svg:y="24.087cm">
            <text:p/>
  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9" draw:text-style-name="P25" draw:layer="measurelines" svg:width="2.656cm" svg:height="1.806cm" svg:x="17.156cm" svg:y="23.114cm">
            <text:p text:style-name="P1"><text:span text:style-name="T8">Domai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5" draw:layer="measurelines" svg:width="2.656cm" svg:height="1.806cm" svg:x="17.166cm" svg:y="26.308cm">
            <text:p text:style-name="P1"><text:span text:style-name="T8">Domain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0" draw:id="id100">
          <draw:custom-shape draw:style-name="gr28" draw:text-style-name="P2" draw:layer="measurelines" svg:width="2.7cm" svg:height="0.733cm" draw:transform="rotate (-1.5707963267949) translate (15.403cm 24.30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7" draw:layer="measurelines" svg:width="0.5cm" svg:height="0.5cm" draw:transform="rotate (-1.5707963267949) translate (15.296cm 24.5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measurelines" svg:width="0.5cm" svg:height="0.5cm" draw:transform="rotate (-1.5707963267949) translate (15.295cm 25.1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measurelines" svg:width="0.5cm" svg:height="0.5cm" draw:transform="rotate (-1.5707963267949) translate (15.294cm 26.3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measurelines" svg:width="0.5cm" svg:height="0.5cm" draw:transform="rotate (-1.5707963267949) translate (15.293cm 25.7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8" draw:text-style-name="P20" draw:layer="measurelines" svg:width="2.397cm" svg:height="1.3cm" svg:x="13.611cm" svg:y="20.514cm">
          <text:p text:style-name="P1"><text:span text:style-name="T3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3" draw:layer="measurelines" draw:type="line" svg:x1="12.703cm" svg:y1="25.652cm" svg:x2="14.67cm" svg:y2="25.653cm" draw:end-shape="id100" draw:end-glue-point="3" svg:d="M12703 25652l1967 1" svg:viewBox="0 0 1968 2">
          <text:p/>
        </draw:connector>
        <draw:custom-shape draw:style-name="gr60" draw:text-style-name="P2" xml:id="id101" draw:id="id101" draw:layer="measurelines" svg:width="3cm" svg:height="1.2cm" svg:x="17.116cm" svg:y="28.714cm">
          <text:p text:style-name="P1">loss <text:span text:style-name="T9">L</text:span><text:span text:style-name="T1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xml:id="id102" draw:id="id102" draw:layer="measurelines" svg:width="0.801cm" svg:height="1.2cm" svg:x="11.796cm" svg:y="28.715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" draw:layer="measurelines" draw:type="line" svg:x1="17.116cm" svg:y1="29.314cm" svg:x2="12.597cm" svg:y2="29.315cm" draw:start-shape="id101" draw:start-glue-point="6" draw:end-shape="id102" draw:end-glue-point="10" svg:d="M17116 29314l-4519 1" svg:viewBox="0 0 4520 2">
          <text:p/>
        </draw:connector>
        <draw:connector draw:style-name="gr62" draw:text-style-name="P3" draw:layer="measurelines" draw:type="line" svg:x1="11.726cm" svg:y1="29.315cm" svg:x2="7.207cm" svg:y2="29.316cm" svg:d="M11726 29315l-4519 1" svg:viewBox="0 0 4520 2">
          <text:p/>
        </draw:connector>
        <draw:custom-shape draw:style-name="gr48" draw:text-style-name="P20" draw:layer="layout" svg:width="2.397cm" svg:height="1.3cm" svg:x="16.611cm" svg:y="20.514cm">
          <text:p text:style-name="P1"><text:span text:style-name="T3">Domain</text:span></text:p>
          <text:p text:style-name="P1"><text:span text:style-name="T3">classifi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47" draw:text-style-name="P20" xml:id="id105" draw:id="id105" draw:layer="layout" svg:width="3.297cm" svg:height="1.3cm" svg:x="1.619cm" svg:y="10.614cm">
          <text:p text:style-name="P1"><text:span text:style-name="T3">Domai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3" draw:id="id103">
          <draw:custom-shape draw:style-name="gr28" draw:text-style-name="P2" draw:layer="layout" svg:width="2.7cm" svg:height="0.733cm" draw:transform="rotate (-1.5707963267949) translate (8.549cm 11.22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draw:transform="rotate (-1.5707963267949) translate (8.442cm 11.4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41cm 12.0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4cm 13.2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39cm 12.6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8" draw:text-style-name="P20" draw:layer="layout" svg:width="2.397cm" svg:height="1.3cm" svg:x="6.925cm" svg:y="8.723cm">
          <text:p text:style-name="P1"><text:span text:style-name="T3">Shared</text:span></text:p>
          <text:p text:style-name="P1"><text:span text:style-name="T3">LST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xml:id="id106" draw:id="id106" draw:layer="layout" svg:width="3.297cm" svg:height="1.3cm" svg:x="1.616cm" svg:y="13.114cm">
          <text:p text:style-name="P1"><text:span text:style-name="T3">Domai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3" draw:layer="layout" draw:type="curve" svg:x1="8.549cm" svg:y1="12.573cm" svg:x2="11.009cm" svg:y2="12.586cm" draw:start-shape="id103" draw:start-glue-point="1" draw:end-shape="id104" draw:end-glue-point="3" svg:d="M8549 12573c1845 0 615 13 2460 13" svg:viewBox="0 0 2461 14">
          <text:p/>
        </draw:connector>
        <draw:custom-shape draw:style-name="gr52" draw:text-style-name="P10" xml:id="id104" draw:id="id104" draw:layer="layout" svg:width="2.7cm" svg:height="1.074cm" svg:x="11.009cm" svg:y="12.049cm">
          <text:p text:style-name="P1"><text:span text:style-name="T3">Biaff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line" svg:x1="13.709cm" svg:y1="12.586cm" svg:x2="15.6cm" svg:y2="12.57cm" draw:start-shape="id104" draw:start-glue-point="1" svg:d="M13709 12586l1891-16" svg:viewBox="0 0 1892 17">
          <text:p/>
        </draw:connector>
        <draw:custom-shape draw:style-name="gr48" draw:text-style-name="P20" draw:layer="layout" svg:width="2.397cm" svg:height="1.3cm" svg:x="13.819cm" svg:y="8.623cm">
          <text:p text:style-name="P1"><text:span text:style-name="T3">Predi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layout" svg:width="2.397cm" svg:height="1.3cm" svg:x="11.104cm" svg:y="8.623cm">
          <text:p text:style-name="P1"><text:span text:style-name="T3">Biaff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" draw:layer="layout" draw:type="line" svg:x1="4.916cm" svg:y1="11.264cm" svg:x2="7.816cm" svg:y2="12.573cm" draw:start-shape="id105" draw:start-glue-point="1" draw:end-shape="id103" draw:end-glue-point="3" svg:d="M4916 11264l2900 1309" svg:viewBox="0 0 2901 1310">
          <text:p/>
        </draw:connector>
        <draw:connector draw:style-name="gr35" draw:text-style-name="P3" draw:layer="layout" draw:type="line" svg:x1="4.913cm" svg:y1="13.764cm" svg:x2="7.816cm" svg:y2="12.573cm" draw:start-shape="id106" draw:start-glue-point="1" draw:end-shape="id103" draw:end-glue-point="3" svg:d="M4913 13764l2903-1191" svg:viewBox="0 0 2904 1192">
          <text:p/>
        </draw:connector>
        <draw:custom-shape draw:style-name="gr47" draw:text-style-name="P20" xml:id="id108" draw:id="id108" draw:layer="layout" svg:width="3.297cm" svg:height="1.3cm" svg:x="1.618cm" svg:y="25.715cm">
          <text:p text:style-name="P1"><text:span text:style-name="T3">Domai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9" draw:id="id109">
          <draw:custom-shape draw:style-name="gr28" draw:text-style-name="P2" draw:layer="layout" svg:width="2.7cm" svg:height="0.733cm" draw:transform="rotate (-1.5707963267949) translate (8.548cm 26.32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draw:transform="rotate (-1.5707963267949) translate (8.441cm 26.5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4cm 27.1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39cm 28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38cm 27.7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8" draw:text-style-name="P20" draw:layer="layout" svg:width="2.397cm" svg:height="1.3cm" svg:x="6.924cm" svg:y="23.824cm">
          <text:p text:style-name="P1"><text:span text:style-name="T3">Shared</text:span></text:p>
          <text:p text:style-name="P1"><text:span text:style-name="T3">LST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0" xml:id="id110" draw:id="id110" draw:layer="layout" svg:width="3.297cm" svg:height="1.3cm" svg:x="1.615cm" svg:y="28.215cm">
          <text:p text:style-name="P1"><text:span text:style-name="T3">Domai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xml:id="id107" draw:id="id107" draw:layer="layout" svg:width="2.7cm" svg:height="1.074cm" svg:x="11.216cm" svg:y="25.64cm">
          <text:p text:style-name="P1"><text:span text:style-name="T3">Biaff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line" svg:x1="13.916cm" svg:y1="26.177cm" svg:x2="15.599cm" svg:y2="26.171cm" draw:start-shape="id107" draw:start-glue-point="1" svg:d="M13916 26177l1683-6" svg:viewBox="0 0 1684 7">
          <text:p/>
        </draw:connector>
        <draw:custom-shape draw:style-name="gr48" draw:text-style-name="P20" draw:layer="layout" svg:width="2.397cm" svg:height="1.3cm" svg:x="13.818cm" svg:y="23.724cm">
          <text:p text:style-name="P1"><text:span text:style-name="T3">Predi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layout" svg:width="2.397cm" svg:height="1.3cm" svg:x="11.103cm" svg:y="23.724cm">
          <text:p text:style-name="P1"><text:span text:style-name="T3">Biaff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3" draw:layer="layout" draw:type="line" svg:x1="4.915cm" svg:y1="26.365cm" svg:x2="7.815cm" svg:y2="27.674cm" draw:start-shape="id108" draw:start-glue-point="1" draw:end-shape="id109" draw:end-glue-point="3" svg:d="M4915 26365l2900 1309" svg:viewBox="0 0 2901 1310">
          <text:p/>
        </draw:connector>
        <draw:connector draw:style-name="gr35" draw:text-style-name="P3" draw:layer="layout" draw:type="line" svg:x1="4.912cm" svg:y1="28.865cm" svg:x2="7.815cm" svg:y2="27.674cm" draw:start-shape="id110" draw:start-glue-point="1" draw:end-shape="id109" draw:end-glue-point="3" svg:d="M4912 28865l2903-1191" svg:viewBox="0 0 2904 1192">
          <text:p/>
        </draw:connector>
        <draw:g xml:id="id112" draw:id="id112">
          <draw:custom-shape draw:style-name="gr57" draw:text-style-name="P24" draw:layer="layout" svg:width="2.7cm" svg:height="0.733cm" draw:transform="rotate (-1.5707963267949) translate (11.908cm 27.90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3" draw:text-style-name="P20" draw:layer="layout" svg:width="2.397cm" svg:height="1.8cm" svg:x="10.316cm" svg:y="31.814cm">
          <text:p text:style-name="P1"><text:span text:style-name="T3">Gradient</text:span></text:p>
          <text:p text:style-name="P1"><text:span text:style-name="T3">Reversal</text:span></text:p>
          <text:p text:style-name="P1"><text:span text:style-name="T3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8" draw:text-style-name="P3" draw:layer="layout" svg:width="0.554cm" svg:height="3.194cm" svg:x="15.121cm" svg:y="27.687cm">
            <text:p/>
            <draw:enhanced-geometry svg:viewBox="0 0 21600 21600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9" draw:text-style-name="P25" draw:layer="layout" svg:width="2.656cm" svg:height="1.806cm" svg:x="16.561cm" svg:y="26.714cm">
            <text:p text:style-name="P1"><text:span text:style-name="T8">Domai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5" draw:layer="layout" svg:width="2.656cm" svg:height="1.806cm" svg:x="16.571cm" svg:y="29.908cm">
            <text:p text:style-name="P1"><text:span text:style-name="T8">Domain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1" draw:id="id111">
          <draw:custom-shape draw:style-name="gr28" draw:text-style-name="P2" draw:layer="layout" svg:width="2.7cm" svg:height="0.733cm" draw:transform="rotate (-1.5707963267949) translate (14.808cm 27.90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7" draw:layer="layout" svg:width="0.5cm" svg:height="0.5cm" draw:transform="rotate (-1.5707963267949) translate (14.701cm 28.1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draw:transform="rotate (-1.5707963267949) translate (14.7cm 28.7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draw:transform="rotate (-1.5707963267949) translate (14.699cm 29.9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draw:transform="rotate (-1.5707963267949) translate (14.698cm 29.3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8" draw:text-style-name="P20" draw:layer="layout" svg:width="2.397cm" svg:height="1.3cm" svg:x="15.916cm" svg:y="31.814cm">
          <text:p text:style-name="P1"><text:span text:style-name="T3">Domain</text:span></text:p>
          <text:p text:style-name="P1"><text:span text:style-name="T3">class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3" draw:layer="layout" draw:type="line" svg:x1="12.108cm" svg:y1="29.252cm" svg:x2="14.075cm" svg:y2="29.253cm" draw:end-shape="id111" draw:end-glue-point="3" svg:d="M12108 29252l1967 1" svg:viewBox="0 0 1968 2">
          <text:p/>
        </draw:connector>
        <draw:connector draw:style-name="gr35" draw:text-style-name="P3" draw:layer="layout" draw:type="line" svg:x1="8.548cm" svg:y1="27.674cm" svg:x2="11.216cm" svg:y2="26.177cm" draw:start-shape="id109" draw:start-glue-point="1" draw:end-shape="id107" draw:end-glue-point="3" svg:d="M8548 27674l2668-1497" svg:viewBox="0 0 2669 1498">
          <text:p/>
        </draw:connector>
        <draw:connector draw:style-name="gr35" draw:text-style-name="P3" draw:layer="layout" draw:type="line" svg:x1="8.548cm" svg:y1="27.674cm" svg:x2="11.175cm" svg:y2="29.252cm" draw:start-shape="id109" draw:start-glue-point="1" draw:end-shape="id112" draw:end-glue-point="3" svg:d="M8548 27674l2627 1578" svg:viewBox="0 0 2628 1579">
          <text:p/>
        </draw:connector>
        <draw:custom-shape draw:style-name="gr48" draw:text-style-name="P20" draw:layer="layout" svg:width="2.397cm" svg:height="1.3cm" svg:x="13.219cm" svg:y="31.614cm">
          <text:p text:style-name="P1"><text:span text:style-name="T3">ML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47" draw:text-style-name="P20" xml:id="id113" draw:id="id113" draw:layer="layout" svg:width="3.297cm" svg:height="1.3cm" svg:x="1.416cm" svg:y="9.423cm">
          <text:p text:style-name="P1"><text:span text:style-name="T3">Domai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7" draw:id="id117">
          <draw:custom-shape draw:style-name="gr28" draw:text-style-name="P2" draw:layer="layout" svg:width="2.7cm" svg:height="0.733cm" draw:transform="rotate (-1.5707963267949) translate (11.849cm 13.72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draw:transform="rotate (-1.5707963267949) translate (11.742cm 13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41cm 14.5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4cm 15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39cm 15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4" draw:id="id114">
          <draw:custom-shape draw:style-name="gr28" draw:text-style-name="P2" draw:layer="layout" svg:width="2.7cm" svg:height="0.733cm" draw:transform="rotate (-1.5707963267949) translate (8.549cm 11.22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1" draw:layer="layout" svg:width="0.5cm" svg:height="0.5cm" draw:transform="rotate (-1.5707963267949) translate (8.442cm 11.4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41cm 12.0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4cm 13.2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0.5cm" svg:height="0.5cm" draw:transform="rotate (-1.5707963267949) translate (8.439cm 12.6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6" draw:id="id116">
          <draw:custom-shape draw:style-name="gr28" draw:text-style-name="P2" draw:layer="layout" svg:width="2.7cm" svg:height="0.733cm" draw:transform="rotate (-1.5707963267949) translate (11.816cm 8.72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2" draw:layer="layout" svg:width="0.5cm" svg:height="0.5cm" draw:transform="rotate (-1.5707963267949) translate (11.709cm 8.9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08cm 9.5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07cm 10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0.5cm" svg:height="0.5cm" draw:transform="rotate (-1.5707963267949) translate (11.706cm 10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8" draw:text-style-name="P20" draw:layer="layout" svg:width="2.397cm" svg:height="1.3cm" svg:x="6.825cm" svg:y="6.623cm">
          <text:p text:style-name="P1"><text:span text:style-name="T3">Shared</text:span></text:p>
          <text:p text:style-name="P1"><text:span text:style-name="T3">LST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layout" svg:width="2.397cm" svg:height="1.3cm" svg:x="10.225cm" svg:y="6.623cm">
          <text:p text:style-name="P1"><text:span text:style-name="T3">Not-Shared</text:span></text:p>
          <text:p text:style-name="P1"><text:span text:style-name="T3">LST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3" draw:layer="layout" draw:type="line" svg:x1="4.713cm" svg:y1="10.073cm" svg:x2="7.816cm" svg:y2="12.573cm" draw:start-shape="id113" draw:start-glue-point="1" draw:end-shape="id114" draw:end-glue-point="3" svg:d="M4713 10073l3103 2500" svg:viewBox="0 0 3104 2501">
          <text:p/>
        </draw:connector>
        <draw:custom-shape draw:style-name="gr47" draw:text-style-name="P20" xml:id="id115" draw:id="id115" draw:layer="layout" svg:width="3.297cm" svg:height="1.3cm" svg:x="1.416cm" svg:y="14.423cm">
          <text:p text:style-name="P1"><text:span text:style-name="T3">Domai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3" draw:layer="layout" draw:type="line" svg:x1="4.713cm" svg:y1="15.073cm" svg:x2="7.816cm" svg:y2="12.573cm" draw:start-shape="id115" draw:start-glue-point="1" draw:end-shape="id114" draw:end-glue-point="3" svg:d="M4713 15073l3103-2500" svg:viewBox="0 0 3104 2501">
          <text:p/>
        </draw:connector>
        <draw:connector draw:style-name="gr49" draw:text-style-name="P3" draw:layer="layout" draw:type="line" svg:x1="4.713cm" svg:y1="10.073cm" svg:x2="11.083cm" svg:y2="10.073cm" draw:start-shape="id113" draw:start-glue-point="1" draw:end-shape="id116" draw:end-glue-point="3" svg:d="M4713 10073h6370" svg:viewBox="0 0 6371 1">
          <text:p/>
        </draw:connector>
        <draw:connector draw:style-name="gr49" draw:text-style-name="P3" draw:layer="layout" draw:type="line" svg:x1="4.713cm" svg:y1="15.073cm" svg:x2="11.116cm" svg:y2="15.073cm" draw:start-shape="id115" draw:start-glue-point="1" draw:end-shape="id117" draw:end-glue-point="3" svg:d="M4713 15073h6403" svg:viewBox="0 0 6404 1">
          <text:p/>
        </draw:connector>
        <draw:connector draw:style-name="gr40" draw:text-style-name="P3" draw:layer="layout" draw:type="curve" svg:x1="8.549cm" svg:y1="12.573cm" svg:x2="15.566cm" svg:y2="10.663cm" draw:start-shape="id114" draw:start-glue-point="1" draw:end-shape="id118" draw:end-glue-point="2" svg:d="M8549 12573c4678 0 7017-636 7017-1910" svg:viewBox="0 0 7018 1911">
          <text:p/>
        </draw:connector>
        <draw:custom-shape draw:style-name="gr50" draw:text-style-name="P21" xml:id="id118" draw:id="id118" draw:layer="layout" svg:width="1.9cm" svg:height="1.174cm" svg:x="14.616cm" svg:y="9.489cm">
          <text:p text:style-name="P1"><text:span text:style-name="T3">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1" xml:id="id119" draw:id="id119" draw:layer="layout" svg:width="1.899cm" svg:height="1.174cm" svg:x="14.617cm" svg:y="14.49cm">
          <text:p text:style-name="P1"><text:span text:style-name="T3">G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svg:x1="8.549cm" svg:y1="12.573cm" svg:x2="15.566cm" svg:y2="14.49cm" draw:start-shape="id114" draw:start-glue-point="1" draw:end-shape="id119" draw:end-glue-point="0" svg:d="M8549 12573c4678 0 7017 639 7017 1917" svg:viewBox="0 0 7018 1918">
          <text:p/>
        </draw:connector>
        <draw:connector draw:style-name="gr40" draw:text-style-name="P3" draw:layer="layout" draw:type="curve" svg:x1="11.816cm" svg:y1="10.073cm" svg:x2="14.616cm" svg:y2="10.076cm" draw:start-shape="id116" draw:start-glue-point="1" draw:end-shape="id118" draw:end-glue-point="3" svg:d="M11816 10073c2100 0 700 3 2800 3" svg:viewBox="0 0 2801 4">
          <text:p/>
        </draw:connector>
        <draw:connector draw:style-name="gr40" draw:text-style-name="P3" draw:layer="layout" draw:type="curve" svg:x1="11.849cm" svg:y1="15.073cm" svg:x2="14.617cm" svg:y2="15.077cm" draw:start-shape="id117" draw:start-glue-point="1" draw:end-shape="id119" svg:d="M11849 15073c2076 0 692 4 2768 4" svg:viewBox="0 0 2769 5">
          <text:p/>
        </draw:connector>
        <draw:custom-shape draw:style-name="gr52" draw:text-style-name="P10" xml:id="id120" draw:id="id120" draw:layer="layout" svg:width="2.7cm" svg:height="1.074cm" svg:x="24.116cm" svg:y="12.049cm">
          <text:p text:style-name="P1"><text:span text:style-name="T3">Biaff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svg:x1="16.516cm" svg:y1="15.077cm" svg:x2="25.466cm" svg:y2="13.123cm" draw:start-shape="id119" draw:start-glue-point="1" draw:end-shape="id120" draw:end-glue-point="2" svg:d="M16516 15077c5967 0 8950-651 8950-1954" svg:viewBox="0 0 8951 1955">
          <text:p/>
        </draw:connector>
        <draw:connector draw:style-name="gr40" draw:text-style-name="P3" draw:layer="layout" draw:type="curve" svg:x1="16.516cm" svg:y1="10.076cm" svg:x2="25.466cm" svg:y2="12.049cm" draw:start-shape="id118" draw:start-glue-point="1" draw:end-shape="id120" draw:end-glue-point="0" svg:d="M16516 10076c5967 0 8950 657 8950 1973" svg:viewBox="0 0 8951 1974">
          <text:p/>
        </draw:connector>
        <draw:connector draw:style-name="gr40" draw:text-style-name="P3" draw:layer="layout" draw:type="line" svg:x1="26.816cm" svg:y1="12.586cm" svg:x2="28.707cm" svg:y2="12.57cm" draw:start-shape="id120" draw:start-glue-point="1" svg:d="M26816 12586l1891-16" svg:viewBox="0 0 1892 17">
          <text:p/>
        </draw:connector>
        <draw:custom-shape draw:style-name="gr48" draw:text-style-name="P20" draw:layer="layout" svg:width="2.397cm" svg:height="1.3cm" svg:x="14.03cm" svg:y="6.523cm">
          <text:p text:style-name="P1"><text:span text:style-name="T3">Gated</text:span></text:p>
          <text:p text:style-name="P1"><text:span text:style-name="T3">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layout" svg:width="2.397cm" svg:height="1.3cm" svg:x="26.826cm" svg:y="6.523cm">
          <text:p text:style-name="P1"><text:span text:style-name="T3">Predi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layout" svg:width="2.397cm" svg:height="1.3cm" svg:x="17.026cm" svg:y="6.623cm">
          <text:p text:style-name="P1"><text:span text:style-name="T3">Gradient</text:span></text:p>
          <text:p text:style-name="P1"><text:span text:style-name="T3">Reversal</text:span></text:p>
          <text:p text:style-name="P1"><text:span text:style-name="T3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draw:layer="layout" svg:width="2.397cm" svg:height="1.3cm" svg:x="24.111cm" svg:y="6.523cm">
          <text:p text:style-name="P1"><text:span text:style-name="T3">Biaff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21" draw:id="id121">
          <draw:custom-shape draw:style-name="gr57" draw:text-style-name="P24" draw:layer="layout" svg:width="2.7cm" svg:height="0.733cm" draw:transform="rotate (-1.5707963267949) translate (18.599cm 11.25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4" draw:text-style-name="P3" draw:layer="layout" svg:width="0.554cm" svg:height="2.044cm" svg:x="20.516cm" svg:y="11.64cm">
            <text:p/>
            <draw:enhanced-geometry svg:viewBox="0 0 21600 21600" draw:mirror-horizontal="false" draw:mirror-vertical="false" draw:glue-points="21600 0 0 10800 21600 21600" draw:text-areas="13800 ?f9 21600 ?f10" draw:type="left-brace" draw:modifiers="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5" draw:text-style-name="P25" draw:layer="layout" svg:width="2.656cm" svg:height="1.156cm" svg:x="21.156cm" svg:y="11.018cm">
            <text:p text:style-name="P1"><text:span text:style-name="T8">Domai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5" draw:layer="layout" svg:width="2.656cm" svg:height="1.156cm" svg:x="21.166cm" svg:y="13.062cm">
            <text:p text:style-name="P1"><text:span text:style-name="T8">Domain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22" draw:id="id122">
          <draw:custom-shape draw:style-name="gr28" draw:text-style-name="P2" draw:layer="layout" svg:width="2.7cm" svg:height="0.733cm" draw:transform="rotate (-1.5707963267949) translate (20.299cm 11.25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7" draw:layer="layout" svg:width="0.5cm" svg:height="0.5cm" draw:transform="rotate (-1.5707963267949) translate (20.192cm 11.4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draw:transform="rotate (-1.5707963267949) translate (20.191cm 12.0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draw:transform="rotate (-1.5707963267949) translate (20.19cm 13.2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7" draw:layer="layout" svg:width="0.5cm" svg:height="0.5cm" draw:transform="rotate (-1.5707963267949) translate (20.189cm 12.6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0" draw:text-style-name="P3" draw:layer="layout" draw:type="line" svg:x1="18.599cm" svg:y1="12.608cm" svg:x2="19.566cm" svg:y2="12.605cm" draw:start-shape="id121" draw:start-glue-point="1" draw:end-shape="id122" draw:end-glue-point="3" svg:d="M18599 12608l967-3" svg:viewBox="0 0 968 4">
          <text:p/>
        </draw:connector>
        <draw:connector draw:style-name="gr40" draw:text-style-name="P3" draw:layer="layout" draw:type="line" svg:x1="8.549cm" svg:y1="12.573cm" svg:x2="17.866cm" svg:y2="12.608cm" draw:start-shape="id114" draw:start-glue-point="1" draw:end-shape="id121" draw:end-glue-point="3" svg:d="M8549 12573l9317 35" svg:viewBox="0 0 9318 36">
          <text:p/>
        </draw:connector>
        <draw:custom-shape draw:style-name="gr48" draw:text-style-name="P20" draw:layer="layout" svg:width="2.397cm" svg:height="1.3cm" svg:x="20.526cm" svg:y="6.567cm">
          <text:p text:style-name="P1"><text:span text:style-name="T3">Domain</text:span></text:p>
          <text:p text:style-name="P1"><text:span text:style-name="T3">classifi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6" draw:display-name="Transparency 6" draw:style="square" draw:cx="50%" draw:cy="50%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4cm" fo:margin-bottom="0cm" fo:margin-left="0.016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6:50:12.888068000</meta:creation-date>
    <meta:generator>LibreOffice/5.2.4.2$MacOSX_X86_64 LibreOffice_project/3d5603e1122f0f102b62521720ab13a38a4e0eb0</meta:generator>
    <dc:date>2017-05-30T13:01:24.349312000</dc:date>
    <meta:editing-duration>P1DT5H45M31S</meta:editing-duration>
    <meta:editing-cycles>234</meta:editing-cycles>
    <meta:document-statistic meta:object-count="1277"/>
  </office:meta>
</office:document-meta>
</file>